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50b87" officeooo:paragraph-rsid="00150b87"/>
    </style:style>
    <style:style style:name="P2" style:family="paragraph" style:parent-style-name="Standard">
      <style:text-properties style:text-underline-style="solid" style:text-underline-width="auto" style:text-underline-color="font-color" officeooo:rsid="0017b53f" officeooo:paragraph-rsid="0017b53f"/>
    </style:style>
    <style:style style:name="P3" style:family="paragraph" style:parent-style-name="Standard">
      <style:text-properties style:text-underline-style="solid" style:text-underline-width="auto" style:text-underline-color="font-color" officeooo:rsid="001a7504" officeooo:paragraph-rsid="001a7504"/>
    </style:style>
    <style:style style:name="P4" style:family="paragraph" style:parent-style-name="Standard">
      <style:text-properties style:text-underline-style="solid" style:text-underline-width="auto" style:text-underline-color="font-color" fo:font-weight="normal" officeooo:rsid="001af29c" officeooo:paragraph-rsid="001af29c" style:font-weight-asian="normal" style:font-weight-complex="normal"/>
    </style:style>
    <style:style style:name="P5" style:family="paragraph" style:parent-style-name="Standard">
      <style:text-properties style:text-underline-style="solid" style:text-underline-width="auto" style:text-underline-color="font-color" officeooo:rsid="001af29c" officeooo:paragraph-rsid="001af29c"/>
    </style:style>
    <style:style style:name="P6" style:family="paragraph" style:parent-style-name="Standard">
      <style:text-properties style:text-underline-style="solid" style:text-underline-width="auto" style:text-underline-color="font-color" officeooo:rsid="0019b35b" officeooo:paragraph-rsid="00229cb5"/>
    </style:style>
    <style:style style:name="P7" style:family="paragraph" style:parent-style-name="Standard">
      <style:text-properties style:text-underline-style="solid" style:text-underline-width="auto" style:text-underline-color="font-color" officeooo:rsid="00229cb5" officeooo:paragraph-rsid="00229cb5"/>
    </style:style>
    <style:style style:name="P8" style:family="paragraph" style:parent-style-name="Standard">
      <style:text-properties style:text-underline-style="none" officeooo:rsid="00150b87" officeooo:paragraph-rsid="00150b87"/>
    </style:style>
    <style:style style:name="P9" style:family="paragraph" style:parent-style-name="Standard">
      <style:text-properties style:text-underline-style="none" officeooo:rsid="00150b87" officeooo:paragraph-rsid="001700cd"/>
    </style:style>
    <style:style style:name="P10" style:family="paragraph" style:parent-style-name="Standard">
      <style:text-properties style:text-underline-style="none" officeooo:rsid="0017b53f" officeooo:paragraph-rsid="0017b53f"/>
    </style:style>
    <style:style style:name="P11" style:family="paragraph" style:parent-style-name="Standard">
      <style:text-properties style:text-underline-style="none" fo:font-weight="normal" officeooo:rsid="001a7504" officeooo:paragraph-rsid="001a7504" style:font-weight-asian="normal" style:font-weight-complex="normal"/>
    </style:style>
    <style:style style:name="P12" style:family="paragraph" style:parent-style-name="Standard">
      <style:text-properties style:text-underline-style="none" fo:font-weight="normal" officeooo:rsid="001a7504" officeooo:paragraph-rsid="00229cb5" style:font-weight-asian="normal" style:font-weight-complex="normal"/>
    </style:style>
    <style:style style:name="P13" style:family="paragraph" style:parent-style-name="Standard">
      <style:text-properties style:text-underline-style="none" fo:font-weight="normal" officeooo:rsid="001af29c" officeooo:paragraph-rsid="001af29c" style:font-weight-asian="normal" style:font-weight-complex="normal"/>
    </style:style>
    <style:style style:name="P14" style:family="paragraph" style:parent-style-name="Standard">
      <style:text-properties style:text-underline-style="none" fo:font-weight="normal" officeooo:rsid="0019b35b" officeooo:paragraph-rsid="00229cb5" style:font-weight-asian="normal" style:font-weight-complex="normal"/>
    </style:style>
    <style:style style:name="P15" style:family="paragraph" style:parent-style-name="Standard">
      <style:text-properties style:text-underline-style="none" fo:font-weight="normal" officeooo:rsid="001a4f80" officeooo:paragraph-rsid="00229cb5" style:font-weight-asian="normal" style:font-weight-complex="normal"/>
    </style:style>
    <style:style style:name="P16" style:family="paragraph" style:parent-style-name="Standard">
      <style:text-properties style:text-underline-style="none" fo:font-weight="normal" officeooo:rsid="001ea3aa" officeooo:paragraph-rsid="00229cb5" style:font-weight-asian="normal" style:font-weight-complex="normal"/>
    </style:style>
    <style:style style:name="P17" style:family="paragraph" style:parent-style-name="Standard">
      <style:text-properties style:text-underline-style="none" fo:font-weight="normal" officeooo:rsid="00229cb5" officeooo:paragraph-rsid="00229cb5" style:font-weight-asian="normal" style:font-weight-complex="normal"/>
    </style:style>
    <style:style style:name="P18" style:family="paragraph" style:parent-style-name="Standard">
      <style:text-properties style:text-underline-style="none" fo:font-weight="normal" officeooo:rsid="00229cb5" officeooo:paragraph-rsid="002ed09d" style:font-weight-asian="normal" style:font-weight-complex="normal"/>
    </style:style>
    <style:style style:name="P19" style:family="paragraph" style:parent-style-name="Standard">
      <style:text-properties style:text-underline-style="none" fo:font-weight="normal" officeooo:rsid="0023a572" officeooo:paragraph-rsid="0023a572" style:font-weight-asian="normal" style:font-weight-complex="normal"/>
    </style:style>
    <style:style style:name="P20" style:family="paragraph" style:parent-style-name="Standard">
      <style:text-properties style:text-underline-style="none" officeooo:rsid="001af29c" officeooo:paragraph-rsid="001af29c"/>
    </style:style>
    <style:style style:name="P21" style:family="paragraph" style:parent-style-name="Standard">
      <style:text-properties style:text-underline-style="none" officeooo:rsid="001a7504" officeooo:paragraph-rsid="001a7504"/>
    </style:style>
    <style:style style:name="P22" style:family="paragraph" style:parent-style-name="Standard">
      <style:text-properties style:text-underline-style="none" officeooo:rsid="001dee3f" officeooo:paragraph-rsid="001dee3f"/>
    </style:style>
    <style:style style:name="P23" style:family="paragraph" style:parent-style-name="Standard">
      <style:text-properties style:text-underline-style="none" fo:font-weight="bold" officeooo:rsid="0019b35b" officeooo:paragraph-rsid="00229cb5" style:font-weight-asian="bold" style:font-weight-complex="bold"/>
    </style:style>
    <style:style style:name="P24" style:family="paragraph" style:parent-style-name="Standard">
      <style:text-properties style:text-underline-style="none" fo:font-weight="bold" officeooo:rsid="001a4f80" officeooo:paragraph-rsid="00229cb5" style:font-weight-asian="bold" style:font-weight-complex="bold"/>
    </style:style>
    <style:style style:name="P25" style:family="paragraph" style:parent-style-name="Standard">
      <style:text-properties style:text-underline-style="none" officeooo:rsid="0019b35b" officeooo:paragraph-rsid="00229cb5"/>
    </style:style>
    <style:style style:name="P26" style:family="paragraph" style:parent-style-name="Standard">
      <style:text-properties style:text-underline-style="none" officeooo:rsid="0025639c" officeooo:paragraph-rsid="0025639c"/>
    </style:style>
    <style:style style:name="P27" style:family="paragraph" style:parent-style-name="Standard">
      <style:text-properties fo:font-style="italic" style:text-underline-style="none" officeooo:rsid="001a7504" officeooo:paragraph-rsid="001a7504" style:font-style-asian="italic" style:font-style-complex="italic"/>
    </style:style>
    <style:style style:name="P28" style:family="paragraph" style:parent-style-name="Standard">
      <style:text-properties fo:font-style="italic" style:text-underline-style="none" officeooo:rsid="0021f339" officeooo:paragraph-rsid="0021f339" style:font-style-asian="italic" style:font-style-complex="italic"/>
    </style:style>
    <style:style style:name="P29" style:family="paragraph" style:parent-style-name="Standard">
      <style:text-properties fo:font-style="italic" style:text-underline-style="none" officeooo:rsid="0021f339" officeooo:paragraph-rsid="00226e68" style:font-style-asian="italic" style:font-style-complex="italic"/>
    </style:style>
    <style:style style:name="P30" style:family="paragraph" style:parent-style-name="Standard">
      <style:text-properties fo:font-style="italic" style:text-underline-style="solid" style:text-underline-width="auto" style:text-underline-color="font-color" officeooo:rsid="0021f339" officeooo:paragraph-rsid="0021f339" style:font-style-asian="italic" style:font-style-complex="italic"/>
    </style:style>
    <style:style style:name="P31" style:family="paragraph" style:parent-style-name="Standard">
      <style:text-properties fo:font-style="normal" style:text-underline-style="none" officeooo:rsid="001d0c96" officeooo:paragraph-rsid="001a7504" style:font-style-asian="normal" style:font-style-complex="normal"/>
    </style:style>
    <style:style style:name="P32" style:family="paragraph" style:parent-style-name="Standard">
      <style:text-properties fo:font-style="normal" style:text-underline-style="none" officeooo:rsid="0021f339" officeooo:paragraph-rsid="00226e68" style:font-style-asian="normal" style:font-style-complex="normal"/>
    </style:style>
    <style:style style:name="P33" style:family="paragraph" style:parent-style-name="Standard">
      <style:text-properties fo:font-style="normal" style:text-underline-style="none" officeooo:rsid="0021f339" officeooo:paragraph-rsid="0021f339" style:font-style-asian="normal" style:font-style-complex="normal"/>
    </style:style>
    <style:style style:name="P34" style:family="paragraph" style:parent-style-name="Standard">
      <style:text-properties fo:font-style="normal" style:text-underline-style="none" officeooo:rsid="00226e68" officeooo:paragraph-rsid="00226e68" style:font-style-asian="normal" style:font-style-complex="normal"/>
    </style:style>
    <style:style style:name="P35" style:family="paragraph" style:parent-style-name="Standard">
      <style:text-properties fo:font-style="normal" style:text-underline-style="none" officeooo:rsid="001a7504" officeooo:paragraph-rsid="001a7504" style:font-style-asian="normal" style:font-style-complex="normal"/>
    </style:style>
    <style:style style:name="P36" style:family="paragraph" style:parent-style-name="Standard">
      <style:text-properties fo:font-style="normal" style:text-underline-style="solid" style:text-underline-width="auto" style:text-underline-color="font-color" officeooo:rsid="00226e68" officeooo:paragraph-rsid="00226e68" style:font-style-asian="normal" style:font-style-complex="normal"/>
    </style:style>
    <style:style style:name="P37" style:family="paragraph" style:parent-style-name="Standard">
      <style:text-properties officeooo:paragraph-rsid="00229cb5"/>
    </style:style>
    <style:style style:name="P38" style:family="paragraph" style:parent-style-name="Standard">
      <style:text-properties style:font-name="Liberation Serif" fo:font-size="12pt"/>
    </style:style>
    <style:style style:name="P39" style:family="paragraph" style:parent-style-name="Standard">
      <style:text-properties officeooo:paragraph-rsid="00150b87"/>
    </style:style>
    <style:style style:name="P40" style:family="paragraph" style:parent-style-name="Standard">
      <style:paragraph-properties fo:margin-top="0cm" fo:margin-bottom="0.247cm" loext:contextual-spacing="false" fo:line-height="120%"/>
      <style:text-properties style:font-name="Liberation Serif" fo:font-size="12pt"/>
    </style:style>
    <style:style style:name="P41" style:family="paragraph" style:parent-style-name="Standard">
      <style:text-properties officeooo:paragraph-rsid="00229cb5"/>
    </style:style>
    <style:style style:name="P42" style:family="paragraph" style:parent-style-name="Standard">
      <style:paragraph-properties fo:text-align="start" style:justify-single-word="false" style:writing-mode="lr-tb"/>
      <style:text-properties style:text-underline-style="none" fo:font-weight="bold" officeooo:rsid="001492b3" officeooo:paragraph-rsid="002f3907" style:font-weight-asian="bold" style:font-weight-complex="bold"/>
    </style:style>
    <style:style style:name="P43" style:family="paragraph" style:parent-style-name="Standard">
      <style:paragraph-properties fo:text-align="start" style:justify-single-word="false" style:writing-mode="lr-tb"/>
      <style:text-properties officeooo:paragraph-rsid="002f3907"/>
    </style:style>
    <style:style style:name="T1" style:family="text">
      <style:text-properties style:text-underline-style="none" fo:font-weight="normal" officeooo:rsid="0019b35b" style:font-weight-asian="normal" style:font-weight-complex="normal"/>
    </style:style>
    <style:style style:name="T2" style:family="text">
      <style:text-properties style:text-underline-style="none" fo:font-weight="normal" officeooo:rsid="001a4f80" style:font-weight-asian="normal" style:font-weight-complex="normal"/>
    </style:style>
    <style:style style:name="T3" style:family="text">
      <style:text-properties style:text-underline-style="none" fo:font-weight="normal" officeooo:rsid="00229cb5" style:font-weight-asian="normal" style:font-weight-complex="normal"/>
    </style:style>
    <style:style style:name="T4" style:family="text">
      <style:text-properties style:text-underline-style="none" fo:font-weight="normal" officeooo:rsid="002d087b" style:font-weight-asian="normal" style:font-weight-complex="normal"/>
    </style:style>
    <style:style style:name="T5" style:family="text">
      <style:text-properties style:text-underline-style="none" fo:font-weight="normal" officeooo:rsid="002d1c26" style:font-weight-asian="normal" style:font-weight-complex="normal"/>
    </style:style>
    <style:style style:name="T6" style:family="text">
      <style:text-properties style:text-underline-style="none" fo:font-weight="normal" officeooo:rsid="002ed09d" style:font-weight-asian="normal" style:font-weight-complex="normal"/>
    </style:style>
    <style:style style:name="T7" style:family="text">
      <style:text-properties style:text-underline-style="none" fo:font-weight="normal" officeooo:rsid="001492b3" style:font-weight-asian="normal" style:font-weight-complex="normal"/>
    </style:style>
    <style:style style:name="T8" style:family="text">
      <style:text-properties style:text-underline-style="none" fo:font-weight="bold" officeooo:rsid="0019b35b" style:font-weight-asian="bold" style:font-weight-complex="bold"/>
    </style:style>
    <style:style style:name="T9" style:family="text">
      <style:text-properties style:text-underline-style="none" fo:font-weight="bold" officeooo:rsid="002f3907" style:font-weight-asian="bold" style:font-weight-complex="bold"/>
    </style:style>
    <style:style style:name="T10" style:family="text">
      <style:text-properties style:text-underline-style="none" fo:font-weight="bold" officeooo:rsid="001492b3" style:font-weight-asian="bold" style:font-weight-complex="bold"/>
    </style:style>
    <style:style style:name="T11" style:family="text">
      <style:text-properties officeooo:rsid="001700cd"/>
    </style:style>
    <style:style style:name="T12" style:family="text">
      <style:text-properties style:text-position="0% 100%"/>
    </style:style>
    <style:style style:name="T13" style:family="text">
      <style:text-properties style:text-position="0% 100%" officeooo:rsid="001700cd"/>
    </style:style>
    <style:style style:name="T14" style:family="text">
      <style:text-properties style:text-position="0% 100%" fo:font-style="italic"/>
    </style:style>
    <style:style style:name="T15" style:family="text">
      <style:text-properties style:text-position="0% 100%" fo:font-style="italic" officeooo:rsid="001700cd"/>
    </style:style>
    <style:style style:name="T16" style:family="text">
      <style:text-properties style:text-position="0% 100%" fo:font-style="italic" officeooo:rsid="0017b53f"/>
    </style:style>
    <style:style style:name="T17" style:family="text">
      <style:text-properties style:text-position="0% 100%" fo:font-style="italic" style:font-style-asian="normal" style:font-style-complex="normal"/>
    </style:style>
    <style:style style:name="T18" style:family="text">
      <style:text-properties style:text-position="0% 100%" fo:font-style="italic" officeooo:rsid="0025639c"/>
    </style:style>
    <style:style style:name="T19" style:family="text">
      <style:text-properties style:text-position="0% 100%" officeooo:rsid="0017b53f"/>
    </style:style>
    <style:style style:name="T20" style:family="text">
      <style:text-properties style:text-position="0% 100%" fo:font-style="normal" style:font-style-asian="normal" style:font-style-complex="normal"/>
    </style:style>
    <style:style style:name="T21" style:family="text">
      <style:text-properties style:text-position="0% 100%" officeooo:rsid="0025639c"/>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1c635f" style:font-style-asian="italic" style:font-weight-asian="bold" style:font-style-complex="italic" style:font-weight-complex="bold"/>
    </style:style>
    <style:style style:name="T26" style:family="text">
      <style:text-properties officeooo:rsid="0017b53f"/>
    </style:style>
    <style:style style:name="T27" style:family="text">
      <style:text-properties officeooo:rsid="0018451e"/>
    </style:style>
    <style:style style:name="T28" style:family="text">
      <style:text-properties fo:font-weight="bold" style:font-weight-asian="bold" style:font-weight-complex="bold"/>
    </style:style>
    <style:style style:name="T29" style:family="text">
      <style:text-properties fo:font-weight="bold" officeooo:rsid="001c635f" style:font-weight-asian="bold" style:font-weight-complex="bold"/>
    </style:style>
    <style:style style:name="T30" style:family="text">
      <style:text-properties fo:font-weight="bold" officeooo:rsid="002b3329" style:font-weight-asian="bold" style:font-weight-complex="bold"/>
    </style:style>
    <style:style style:name="T31" style:family="text">
      <style:text-properties fo:font-weight="bold" officeooo:rsid="00150b87" style:font-weight-asian="bold" style:font-weight-complex="bold"/>
    </style:style>
    <style:style style:name="T32" style:family="text">
      <style:text-properties officeooo:rsid="001a4f80"/>
    </style:style>
    <style:style style:name="T33" style:family="text">
      <style:text-properties officeooo:rsid="001a7504"/>
    </style:style>
    <style:style style:name="T34" style:family="text">
      <style:text-properties officeooo:rsid="001c635f"/>
    </style:style>
    <style:style style:name="T35" style:family="text">
      <style:text-properties fo:font-style="normal" style:font-style-asian="normal" style:font-style-complex="normal"/>
    </style:style>
    <style:style style:name="T36" style:family="text">
      <style:text-properties fo:font-style="normal" officeooo:rsid="001d0c96" style:font-style-asian="normal" style:font-style-complex="normal"/>
    </style:style>
    <style:style style:name="T37" style:family="text">
      <style:text-properties fo:font-style="normal" officeooo:rsid="00226e68" style:font-style-asian="normal" style:font-style-complex="normal"/>
    </style:style>
    <style:style style:name="T38" style:family="text">
      <style:text-properties officeooo:rsid="00226e68"/>
    </style:style>
    <style:style style:name="T39" style:family="text">
      <style:text-properties officeooo:rsid="0025639c"/>
    </style:style>
    <style:style style:name="T40" style:family="text">
      <style:text-properties officeooo:rsid="00274fba"/>
    </style:style>
    <style:style style:name="T41" style:family="text">
      <style:text-properties officeooo:rsid="002f390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30">Experimental design and</text:span><text:span text:style-name="T31"> methods</text:span></text:p>
      <text:p text:style-name="P7">Experiment summary</text:p>
      <text:p text:style-name="P37"><text:span text:style-name="T3">Compare the relative fitness of three rhizobia genotypes in the soil, plan-associated nonsymbiotic rhizosphere (vetch), symbiotic rhizosphere (clover), early symbiosis (3-week old clover nodules) and late symbiosis (6-week old clover nodules). </text:span><text:span text:style-name="T4">This will be done in the presence (and absence?) of an artifical rhizobia community </text:span><text:span text:style-name="T5">using three labelled strains of interest</text:span><text:span text:style-name="T4">. </text:span><text:span text:style-name="T6">Doing an experiment in the absence of the community too might help show how generalisable the results are when comparing different communities and also protect against potential low recovery of unlabelled strains from nodules if in a larger community the chosen strains are outcompeted. </text:span></text:p>
      <text:p text:style-name="P17"/>
      <text:p text:style-name="P18">Hypothes<text:span text:style-name="T40">e</text:span>s: </text:p>
      <text:p text:style-name="P18">Genotypes with high relative fitness during (late) symbiosis will be relatively less fit in the soil than other genotypes because of a trade-off between specialising in symbiotic competitiveness + efficiency and competitiveness in the soil. <text:span text:style-name="T39">(this goes against the findings of an earlier study </text:span><text:reference-mark-start text:name="ADDIN CSL_CITATION {&quot;citationItems&quot;: [{&quot;id&quot;: &quot;ITEM-1&quot;, &quot;itemData&quot;: {&quot;DOI&quot;: &quot;10.1073/pnas.1714246115&quot;, &quot;ISSN&quot;: &quot;10916490&quot;, &quot;PMID&quot;: &quot;29453274&quot;, &quot;abstract&quot;: &quot;Assays to accurately estimate relative fitness of bacteria growing in multistrain communities can advance our understanding of how selection shapes diversity within a lineage. Here, we present a variant of the \u201cevolve and resequence\u201d approach both to estimate relative fitness and to identify genetic variants responsible for fitness variation of symbiotic bacteria in free-living and host environments. We demonstrate the utility of this approach by characterizing selection by two plant hosts and in two free-living environments (sterilized soil and liquid media) acting on synthetic communities of the facultatively symbiotic bacterium Ensifer meliloti. We find (i) selection that hosts exert on rhizobial communities depends on competition among strains, (ii) selection is stronger inside hosts than in either free-living environment, and (iii) a positive host-dependent relationship between relative strain fitness in multistrain communities and host benefits provided by strains in single-strain experiments. The greatest changes in allele frequencies in response to plant hosts are in genes associated with motility, regulation of nitrogen fixation, and host/rhizobia signaling. The approach we present provides a powerful complement to experimental evolution and forward genetic screens for characterizing selection in bacterial populations, identifying gene function, and surveying the functional importance of naturally occurring genomic variation.&quot;, &quot;author&quot;: [{&quot;dropping-particle&quot;: &quot;&quot;, &quot;family&quot;: &quot;Burghardt&quot;, &quot;given&quot;: &quot;Liana T.&quot;, &quot;non-dropping-particle&quot;: &quot;&quot;, &quot;parse-names&quot;: false, &quot;suffix&quot;: &quot;&quot;}, {&quot;dropping-particle&quot;: &quot;&quot;, &quot;family&quot;: &quot;Epstein&quot;, &quot;given&quot;: &quot;Brendan&quot;, &quot;non-dropping-particle&quot;: &quot;&quot;, &quot;parse-names&quot;: false, &quot;suffix&quot;: &quot;&quot;}, {&quot;dropping-particle&quot;: &quot;&quot;, &quot;family&quot;: &quot;Guhlin&quot;, &quot;given&quot;: &quot;Joseph&quot;, &quot;non-dropping-particle&quot;: &quot;&quot;, &quot;parse-names&quot;: false, &quot;suffix&quot;: &quot;&quot;}, {&quot;dropping-particle&quot;: &quot;&quot;, &quot;family&quot;: &quot;Nelson&quot;, &quot;given&quot;: &quot;Matt S.&quot;, &quot;non-dropping-particle&quot;: &quot;&quot;, &quot;parse-names&quot;: false, &quot;suffix&quot;: &quot;&quot;}, {&quot;dropping-particle&quot;: &quot;&quot;, &quot;family&quot;: &quot;Taylor&quot;, &quot;given&quot;: &quot;Margaret R.&quot;, &quot;non-dropping-particle&quot;: &quot;&quot;, &quot;parse-names&quot;: false, &quot;suffix&quot;: &quot;&quot;}, {&quot;dropping-particle&quot;: &quot;&quot;, &quot;family&quot;: &quot;Young&quot;, &quot;given&quot;: &quot;Nevin D.&quot;, &quot;non-dropping-particle&quot;: &quot;&quot;, &quot;parse-names&quot;: false, &quot;suffix&quot;: &quot;&quot;}, {&quot;dropping-particle&quot;: &quot;&quot;, &quot;family&quot;: &quot;Sadowsky&quot;, &quot;given&quot;: &quot;Michael J.&quot;, &quot;non-dropping-particle&quot;: &quot;&quot;, &quot;parse-names&quot;: false, &quot;suffix&quot;: &quot;&quot;}, {&quot;dropping-particle&quot;: &quot;&quot;, &quot;family&quot;: &quot;Tiffin&quot;, &quot;given&quot;: &quot;Peter&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2018&quot;]]}, &quot;page&quot;: &quot;2425-2430&quot;, &quot;title&quot;: &quot;Select and resequence reveals relative fitness of bacteria in symbiotic and free-living environments&quot;, &quot;type&quot;: &quot;article-journal&quot;, &quot;volume&quot;: &quot;115&quot;}, &quot;uris&quot;: [&quot;http://www.mendeley.com/documents/?uuid=6f86758d-693a-423e-82b4-7502a7cd0825&quot;]}], &quot;mendeley&quot;: {&quot;formattedCitation&quot;: &quot;(Burghardt &lt;i&gt;et al.&lt;/i&gt;, 2018)&quot;, &quot;plainTextFormattedCitation&quot;: &quot;(Burghardt et al., 2018)&quot;, &quot;previouslyFormattedCitation&quot;: &quot;(Burghardt &lt;i&gt;et al.&lt;/i&gt;, 2018)&quot;}, &quot;properties&quot;: {&quot;noteIndex&quot;: 0}, &quot;schema&quot;: &quot;https://github.com/citation-style-language/schema/raw/master/csl-citation.json&quot;} RNDX0TLr8NBoU"/><text:span text:style-name="T21">(Burghardt </text:span><text:span text:style-name="T18">et al.</text:span><text:span text:style-name="T21">, 2018)</text:span><text:reference-mark-end text:name="ADDIN CSL_CITATION {&quot;citationItems&quot;: [{&quot;id&quot;: &quot;ITEM-1&quot;, &quot;itemData&quot;: {&quot;DOI&quot;: &quot;10.1073/pnas.1714246115&quot;, &quot;ISSN&quot;: &quot;10916490&quot;, &quot;PMID&quot;: &quot;29453274&quot;, &quot;abstract&quot;: &quot;Assays to accurately estimate relative fitness of bacteria growing in multistrain communities can advance our understanding of how selection shapes diversity within a lineage. Here, we present a variant of the \u201cevolve and resequence\u201d approach both to estimate relative fitness and to identify genetic variants responsible for fitness variation of symbiotic bacteria in free-living and host environments. We demonstrate the utility of this approach by characterizing selection by two plant hosts and in two free-living environments (sterilized soil and liquid media) acting on synthetic communities of the facultatively symbiotic bacterium Ensifer meliloti. We find (i) selection that hosts exert on rhizobial communities depends on competition among strains, (ii) selection is stronger inside hosts than in either free-living environment, and (iii) a positive host-dependent relationship between relative strain fitness in multistrain communities and host benefits provided by strains in single-strain experiments. The greatest changes in allele frequencies in response to plant hosts are in genes associated with motility, regulation of nitrogen fixation, and host/rhizobia signaling. The approach we present provides a powerful complement to experimental evolution and forward genetic screens for characterizing selection in bacterial populations, identifying gene function, and surveying the functional importance of naturally occurring genomic variation.&quot;, &quot;author&quot;: [{&quot;dropping-particle&quot;: &quot;&quot;, &quot;family&quot;: &quot;Burghardt&quot;, &quot;given&quot;: &quot;Liana T.&quot;, &quot;non-dropping-particle&quot;: &quot;&quot;, &quot;parse-names&quot;: false, &quot;suffix&quot;: &quot;&quot;}, {&quot;dropping-particle&quot;: &quot;&quot;, &quot;family&quot;: &quot;Epstein&quot;, &quot;given&quot;: &quot;Brendan&quot;, &quot;non-dropping-particle&quot;: &quot;&quot;, &quot;parse-names&quot;: false, &quot;suffix&quot;: &quot;&quot;}, {&quot;dropping-particle&quot;: &quot;&quot;, &quot;family&quot;: &quot;Guhlin&quot;, &quot;given&quot;: &quot;Joseph&quot;, &quot;non-dropping-particle&quot;: &quot;&quot;, &quot;parse-names&quot;: false, &quot;suffix&quot;: &quot;&quot;}, {&quot;dropping-particle&quot;: &quot;&quot;, &quot;family&quot;: &quot;Nelson&quot;, &quot;given&quot;: &quot;Matt S.&quot;, &quot;non-dropping-particle&quot;: &quot;&quot;, &quot;parse-names&quot;: false, &quot;suffix&quot;: &quot;&quot;}, {&quot;dropping-particle&quot;: &quot;&quot;, &quot;family&quot;: &quot;Taylor&quot;, &quot;given&quot;: &quot;Margaret R.&quot;, &quot;non-dropping-particle&quot;: &quot;&quot;, &quot;parse-names&quot;: false, &quot;suffix&quot;: &quot;&quot;}, {&quot;dropping-particle&quot;: &quot;&quot;, &quot;family&quot;: &quot;Young&quot;, &quot;given&quot;: &quot;Nevin D.&quot;, &quot;non-dropping-particle&quot;: &quot;&quot;, &quot;parse-names&quot;: false, &quot;suffix&quot;: &quot;&quot;}, {&quot;dropping-particle&quot;: &quot;&quot;, &quot;family&quot;: &quot;Sadowsky&quot;, &quot;given&quot;: &quot;Michael J.&quot;, &quot;non-dropping-particle&quot;: &quot;&quot;, &quot;parse-names&quot;: false, &quot;suffix&quot;: &quot;&quot;}, {&quot;dropping-particle&quot;: &quot;&quot;, &quot;family&quot;: &quot;Tiffin&quot;, &quot;given&quot;: &quot;Peter&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2018&quot;]]}, &quot;page&quot;: &quot;2425-2430&quot;, &quot;title&quot;: &quot;Select and resequence reveals relative fitness of bacteria in symbiotic and free-living environments&quot;, &quot;type&quot;: &quot;article-journal&quot;, &quot;volume&quot;: &quot;115&quot;}, &quot;uris&quot;: [&quot;http://www.mendeley.com/documents/?uuid=6f86758d-693a-423e-82b4-7502a7cd0825&quot;]}], &quot;mendeley&quot;: {&quot;formattedCitation&quot;: &quot;(Burghardt &lt;i&gt;et al.&lt;/i&gt;, 2018)&quot;, &quot;plainTextFormattedCitation&quot;: &quot;(Burghardt et al., 2018)&quot;, &quot;previouslyFormattedCitation&quot;: &quot;(Burghardt &lt;i&gt;et al.&lt;/i&gt;, 2018)&quot;}, &quot;properties&quot;: {&quot;noteIndex&quot;: 0}, &quot;schema&quot;: &quot;https://github.com/citation-style-language/schema/raw/master/csl-citation.json&quot;} RNDX0TLr8NBoU"/><text:span text:style-name="T39">⁠)</text:span></text:p>
      <text:p text:style-name="P17"/>
      <text:p text:style-name="P19">Genotypes that have high relative fitness in the nodule will also have higher relative fitness in the rhizosphere and early symbiosis. <text:span text:style-name="T39">(this goes against findings of an earlier study </text:span><text:reference-mark-start text:name="ADDIN CSL_CITATION {&quot;citationItems&quot;: [{&quot;id&quot;: &quot;ITEM-1&quot;, &quot;itemData&quot;: {&quot;DOI&quot;: &quot;10.1073/pnas.1616564113&quot;, &quot;ISBN&quot;: &quot;1616564113&quot;, &quot;ISSN&quot;: &quot;10916490&quot;, &quot;PMID&quot;: &quot;27864511&quot;, &quot;abstract&quot;: &quot;Lotus japonicus has been used for decades as a model legume to study the establishment of binary symbiotic relationships with nitrogen-fixing rhizobia that trigger root nodule organogenesis for bacterial accommodation. Using community profiling of 16S rRNA gene amplicons, we reveal that in Lotus, distinctive noduleand root-inhabiting communities are established by parallel, rather than consecutive, selection of bacteria from the rhizosphere and root compartments. Comparative analyses of wild-type (WT) and symbiotic mutants in Nod factor receptor5 (nfr5), Nodule inception (nin) and Lotus histidine kinase1 (lhk1) genes identified a previously unsuspected role of the nodulation pathway in the establishment of different bacterial assemblages in the root and rhizosphere. We found that the loss of nitrogen-fixing symbiosis dramatically alters community structure in the latter two compartments, affecting at least 14 bacterial orders. The differential plant growth phenotypes seen between WT and the symbiotic mutants in nonsupplemented soil were retained under nitrogen-supplemented conditions that blocked the formation of functional nodules in WT, whereas the symbiosis-impaired mutants maintain an altered community structure in the nitrogen-supplemented soil. This finding provides strong evidence that the root-associated community shift in the symbiotic mutants is a direct consequence of the disabled symbiosis pathway rather than an indirect effect resulting from abolished symbiotic nitrogen fixation. Our findings imply a role of the legume host in selecting a broad taxonomic range of root-associated bacteria that, in addition to rhizobia, likely contribute to plant growth and ecological performance.&quot;, &quot;author&quot;: [{&quot;dropping-particle&quot;: &quot;&quot;, &quot;family&quot;: &quot;Zgadzaj&quot;, &quot;given&quot;: &quot;Rafal&quot;, &quot;non-dropping-particle&quot;: &quot;&quot;, &quot;parse-names&quot;: false, &quot;suffix&quot;: &quot;&quot;}, {&quot;dropping-particle&quot;: &quot;&quot;, &quot;family&quot;: &quot;Garrido-Oter&quot;, &quot;given&quot;: &quot;Ruben&quot;, &quot;non-dropping-particle&quot;: &quot;&quot;, &quot;parse-names&quot;: false, &quot;suffix&quot;: &quot;&quot;}, {&quot;dropping-particle&quot;: &quot;&quot;, &quot;family&quot;: &quot;Jensen&quot;, &quot;given&quot;: &quot;Dorthe Bodker&quot;, &quot;non-dropping-particle&quot;: &quot;&quot;, &quot;parse-names&quot;: false, &quot;suffix&quot;: &quot;&quot;}, {&quot;dropping-particle&quot;: &quot;&quot;, &quot;family&quot;: &quot;Koprivova&quot;, &quot;given&quot;: &quot;Anna&quot;, &quot;non-dropping-particle&quot;: &quot;&quot;, &quot;parse-names&quot;: false, &quot;suffix&quot;: &quot;&quot;}, {&quot;dropping-particle&quot;: &quot;&quot;, &quot;family&quot;: &quot;Schulze-Lefert&quot;, &quot;given&quot;: &quot;Paul&quot;, &quot;non-dropping-particle&quot;: &quot;&quot;, &quot;parse-names&quot;: false, &quot;suffix&quot;: &quot;&quot;}, {&quot;dropping-particle&quot;: &quot;&quot;, &quot;family&quot;: &quot;Radutoiu&quot;, &quot;given&quot;: &quot;Simona&quot;, &quot;non-dropping-particle&quot;: &quot;&quot;, &quot;parse-names&quot;: false, &quot;suffix&quot;: &quot;&quot;}], &quot;container-title&quot;: &quot;Proceedings of the National Academy of Sciences of the United States of America&quot;, &quot;id&quot;: &quot;ITEM-1&quot;, &quot;issue&quot;: &quot;49&quot;, &quot;issued&quot;: {&quot;date-parts&quot;: [[&quot;2016&quot;]]}, &quot;page&quot;: &quot;E7996-E8005&quot;, &quot;title&quot;: &quot;Root nodule symbiosis in Lotus japonicus drives the establishment of distinctive rhizosphere, root, and nodule bacterial communities&quot;, &quot;type&quot;: &quot;article-journal&quot;, &quot;volume&quot;: &quot;113&quot;}, &quot;uris&quot;: [&quot;http://www.mendeley.com/documents/?uuid=9d66d6aa-d45f-45f4-877a-4242b557a9a9&quot;]}], &quot;mendeley&quot;: {&quot;formattedCitation&quot;: &quot;(Zgadzaj &lt;i&gt;et al.&lt;/i&gt;, 2016)&quot;, &quot;plainTextFormattedCitation&quot;: &quot;(Zgadzaj et al., 2016)&quot;, &quot;previouslyFormattedCitation&quot;: &quot;(Zgadzaj &lt;i&gt;et al.&lt;/i&gt;, 2016)&quot;}, &quot;properties&quot;: {&quot;noteIndex&quot;: 0}, &quot;schema&quot;: &quot;https://github.com/citation-style-language/schema/raw/master/csl-citation.json&quot;} RNDYxBzyCL2VC"/><text:span text:style-name="T21">(Zgadzaj </text:span><text:span text:style-name="T18">et al.</text:span><text:span text:style-name="T21">, 2016)</text:span><text:reference-mark-end text:name="ADDIN CSL_CITATION {&quot;citationItems&quot;: [{&quot;id&quot;: &quot;ITEM-1&quot;, &quot;itemData&quot;: {&quot;DOI&quot;: &quot;10.1073/pnas.1616564113&quot;, &quot;ISBN&quot;: &quot;1616564113&quot;, &quot;ISSN&quot;: &quot;10916490&quot;, &quot;PMID&quot;: &quot;27864511&quot;, &quot;abstract&quot;: &quot;Lotus japonicus has been used for decades as a model legume to study the establishment of binary symbiotic relationships with nitrogen-fixing rhizobia that trigger root nodule organogenesis for bacterial accommodation. Using community profiling of 16S rRNA gene amplicons, we reveal that in Lotus, distinctive noduleand root-inhabiting communities are established by parallel, rather than consecutive, selection of bacteria from the rhizosphere and root compartments. Comparative analyses of wild-type (WT) and symbiotic mutants in Nod factor receptor5 (nfr5), Nodule inception (nin) and Lotus histidine kinase1 (lhk1) genes identified a previously unsuspected role of the nodulation pathway in the establishment of different bacterial assemblages in the root and rhizosphere. We found that the loss of nitrogen-fixing symbiosis dramatically alters community structure in the latter two compartments, affecting at least 14 bacterial orders. The differential plant growth phenotypes seen between WT and the symbiotic mutants in nonsupplemented soil were retained under nitrogen-supplemented conditions that blocked the formation of functional nodules in WT, whereas the symbiosis-impaired mutants maintain an altered community structure in the nitrogen-supplemented soil. This finding provides strong evidence that the root-associated community shift in the symbiotic mutants is a direct consequence of the disabled symbiosis pathway rather than an indirect effect resulting from abolished symbiotic nitrogen fixation. Our findings imply a role of the legume host in selecting a broad taxonomic range of root-associated bacteria that, in addition to rhizobia, likely contribute to plant growth and ecological performance.&quot;, &quot;author&quot;: [{&quot;dropping-particle&quot;: &quot;&quot;, &quot;family&quot;: &quot;Zgadzaj&quot;, &quot;given&quot;: &quot;Rafal&quot;, &quot;non-dropping-particle&quot;: &quot;&quot;, &quot;parse-names&quot;: false, &quot;suffix&quot;: &quot;&quot;}, {&quot;dropping-particle&quot;: &quot;&quot;, &quot;family&quot;: &quot;Garrido-Oter&quot;, &quot;given&quot;: &quot;Ruben&quot;, &quot;non-dropping-particle&quot;: &quot;&quot;, &quot;parse-names&quot;: false, &quot;suffix&quot;: &quot;&quot;}, {&quot;dropping-particle&quot;: &quot;&quot;, &quot;family&quot;: &quot;Jensen&quot;, &quot;given&quot;: &quot;Dorthe Bodker&quot;, &quot;non-dropping-particle&quot;: &quot;&quot;, &quot;parse-names&quot;: false, &quot;suffix&quot;: &quot;&quot;}, {&quot;dropping-particle&quot;: &quot;&quot;, &quot;family&quot;: &quot;Koprivova&quot;, &quot;given&quot;: &quot;Anna&quot;, &quot;non-dropping-particle&quot;: &quot;&quot;, &quot;parse-names&quot;: false, &quot;suffix&quot;: &quot;&quot;}, {&quot;dropping-particle&quot;: &quot;&quot;, &quot;family&quot;: &quot;Schulze-Lefert&quot;, &quot;given&quot;: &quot;Paul&quot;, &quot;non-dropping-particle&quot;: &quot;&quot;, &quot;parse-names&quot;: false, &quot;suffix&quot;: &quot;&quot;}, {&quot;dropping-particle&quot;: &quot;&quot;, &quot;family&quot;: &quot;Radutoiu&quot;, &quot;given&quot;: &quot;Simona&quot;, &quot;non-dropping-particle&quot;: &quot;&quot;, &quot;parse-names&quot;: false, &quot;suffix&quot;: &quot;&quot;}], &quot;container-title&quot;: &quot;Proceedings of the National Academy of Sciences of the United States of America&quot;, &quot;id&quot;: &quot;ITEM-1&quot;, &quot;issue&quot;: &quot;49&quot;, &quot;issued&quot;: {&quot;date-parts&quot;: [[&quot;2016&quot;]]}, &quot;page&quot;: &quot;E7996-E8005&quot;, &quot;title&quot;: &quot;Root nodule symbiosis in Lotus japonicus drives the establishment of distinctive rhizosphere, root, and nodule bacterial communities&quot;, &quot;type&quot;: &quot;article-journal&quot;, &quot;volume&quot;: &quot;113&quot;}, &quot;uris&quot;: [&quot;http://www.mendeley.com/documents/?uuid=9d66d6aa-d45f-45f4-877a-4242b557a9a9&quot;]}], &quot;mendeley&quot;: {&quot;formattedCitation&quot;: &quot;(Zgadzaj &lt;i&gt;et al.&lt;/i&gt;, 2016)&quot;, &quot;plainTextFormattedCitation&quot;: &quot;(Zgadzaj et al., 2016)&quot;, &quot;previouslyFormattedCitation&quot;: &quot;(Zgadzaj &lt;i&gt;et al.&lt;/i&gt;, 2016)&quot;}, &quot;properties&quot;: {&quot;noteIndex&quot;: 0}, &quot;schema&quot;: &quot;https://github.com/citation-style-language/schema/raw/master/csl-citation.json&quot;} RNDYxBzyCL2VC"/><text:span text:style-name="T39">⁠)</text:span></text:p>
      <text:p text:style-name="P6"/>
      <text:p text:style-name="P6">Experimental design</text:p>
      <text:p text:style-name="P25">Three-way marked strains only (3-weeks),</text:p>
      <text:p text:style-name="P25">Three-way marked strains only (6-weeks),</text:p>
      <text:p text:style-name="P37"><text:span text:style-name="T8">= </text:span><text:span text:style-name="T9">12</text:span><text:span text:style-name="T8"> clover rep</text:span><text:span text:style-name="T9">licate</text:span><text:span text:style-name="T8">s</text:span></text:p>
      <text:p text:style-name="P37"><text:span text:style-name="T8"/></text:p>
      <text:p text:style-name="P43"><text:span text:style-name="T7">Three-way marked strains only</text:span><text:span text:style-name="T10"> </text:span><text:span text:style-name="T7">(5 weeks):</text:span></text:p>
      <text:p text:style-name="P42"><text:span text:style-name="T8">Soil microcosms: 6 </text:span><text:span text:style-name="T41">replicates</text:span></text:p>
      <text:p text:style-name="P23"/>
      <text:p text:style-name="P14">Single strain inoculations for 3 marked strains,</text:p>
      <text:p text:style-name="P37"><text:span text:style-name="T9">= 3 * 6 clover replicates + 3 * 6 soil replicates</text:span><text:span text:style-name="T8"> </text:span></text:p>
      <text:p text:style-name="P23"/>
      <text:p text:style-name="P14">Uninoculated controls,</text:p>
      <text:p text:style-name="P23">6 clover rep<text:span text:style-name="T41">licate</text:span>s</text:p>
      <text:p text:style-name="P15"/>
      <text:p text:style-name="P16">Different dilutions?</text:p>
      <text:p text:style-name="P15"/>
      <text:p text:style-name="P24">Totals:</text:p>
      <text:p text:style-name="P15"><text:span text:style-name="T41">24</text:span> soil microcosms, <text:span text:style-name="T41">36</text:span> clover microcosms</text:p>
      <text:p text:style-name="P12"/>
      <text:p text:style-name="P12">Notes:</text:p>
      <text:p text:style-name="P12">- May not have to test unlabelled controls under all conditions (e.g. just culture). </text:p>
      <text:p text:style-name="P12">- May not need as many reps for uninoculated controls.</text:p>
      <text:p text:style-name="P12">- May not need to do three-way experiments with only marked strains.</text:p>
      <text:p text:style-name="P1"/>
      <text:p text:style-name="P1">Prepare rhizobia community</text:p>
      <text:p text:style-name="P8">- Choose strains (3 marked strains and x unmarked strains)</text:p>
      <text:p text:style-name="P8">- Prepare TY agar plates for each strain</text:p>
      <text:p text:style-name="P8">- Pick strains from tubes in frozen strain library and streak onto prepared TY agar plates</text:p>
      <text:p text:style-name="P8">- Incubate agar plates at 28C for 4 days</text:p>
      <text:p text:style-name="P8">- Prepare glass tubes containing 6ml TY media</text:p>
      <text:p text:style-name="P8">- Incubate glass tubes for 3 days at 28C</text:p>
      <text:p text:style-name="P9"><text:soft-page-break/>- <text:span text:style-name="T11">Either mix equal volume </text:span><text:reference-mark-start text:name="ADDIN CSL_CITATION {&quot;citationItems&quot;: [{&quot;id&quot;: &quot;ITEM-1&quot;, &quot;itemData&quot;: {&quot;DOI&quot;: &quot;10.1073/pnas.1714246115&quot;, &quot;ISSN&quot;: &quot;10916490&quot;, &quot;PMID&quot;: &quot;29453274&quot;, &quot;abstract&quot;: &quot;Assays to accurately estimate relative fitness of bacteria growing in multistrain communities can advance our understanding of how selection shapes diversity within a lineage. Here, we present a variant of the \u201cevolve and resequence\u201d approach both to estimate relative fitness and to identify genetic variants responsible for fitness variation of symbiotic bacteria in free-living and host environments. We demonstrate the utility of this approach by characterizing selection by two plant hosts and in two free-living environments (sterilized soil and liquid media) acting on synthetic communities of the facultatively symbiotic bacterium Ensifer meliloti. We find (i) selection that hosts exert on rhizobial communities depends on competition among strains, (ii) selection is stronger inside hosts than in either free-living environment, and (iii) a positive host-dependent relationship between relative strain fitness in multistrain communities and host benefits provided by strains in single-strain experiments. The greatest changes in allele frequencies in response to plant hosts are in genes associated with motility, regulation of nitrogen fixation, and host/rhizobia signaling. The approach we present provides a powerful complement to experimental evolution and forward genetic screens for characterizing selection in bacterial populations, identifying gene function, and surveying the functional importance of naturally occurring genomic variation.&quot;, &quot;author&quot;: [{&quot;dropping-particle&quot;: &quot;&quot;, &quot;family&quot;: &quot;Burghardt&quot;, &quot;given&quot;: &quot;Liana T.&quot;, &quot;non-dropping-particle&quot;: &quot;&quot;, &quot;parse-names&quot;: false, &quot;suffix&quot;: &quot;&quot;}, {&quot;dropping-particle&quot;: &quot;&quot;, &quot;family&quot;: &quot;Epstein&quot;, &quot;given&quot;: &quot;Brendan&quot;, &quot;non-dropping-particle&quot;: &quot;&quot;, &quot;parse-names&quot;: false, &quot;suffix&quot;: &quot;&quot;}, {&quot;dropping-particle&quot;: &quot;&quot;, &quot;family&quot;: &quot;Guhlin&quot;, &quot;given&quot;: &quot;Joseph&quot;, &quot;non-dropping-particle&quot;: &quot;&quot;, &quot;parse-names&quot;: false, &quot;suffix&quot;: &quot;&quot;}, {&quot;dropping-particle&quot;: &quot;&quot;, &quot;family&quot;: &quot;Nelson&quot;, &quot;given&quot;: &quot;Matt S.&quot;, &quot;non-dropping-particle&quot;: &quot;&quot;, &quot;parse-names&quot;: false, &quot;suffix&quot;: &quot;&quot;}, {&quot;dropping-particle&quot;: &quot;&quot;, &quot;family&quot;: &quot;Taylor&quot;, &quot;given&quot;: &quot;Margaret R.&quot;, &quot;non-dropping-particle&quot;: &quot;&quot;, &quot;parse-names&quot;: false, &quot;suffix&quot;: &quot;&quot;}, {&quot;dropping-particle&quot;: &quot;&quot;, &quot;family&quot;: &quot;Young&quot;, &quot;given&quot;: &quot;Nevin D.&quot;, &quot;non-dropping-particle&quot;: &quot;&quot;, &quot;parse-names&quot;: false, &quot;suffix&quot;: &quot;&quot;}, {&quot;dropping-particle&quot;: &quot;&quot;, &quot;family&quot;: &quot;Sadowsky&quot;, &quot;given&quot;: &quot;Michael J.&quot;, &quot;non-dropping-particle&quot;: &quot;&quot;, &quot;parse-names&quot;: false, &quot;suffix&quot;: &quot;&quot;}, {&quot;dropping-particle&quot;: &quot;&quot;, &quot;family&quot;: &quot;Tiffin&quot;, &quot;given&quot;: &quot;Peter&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2018&quot;]]}, &quot;page&quot;: &quot;2425-2430&quot;, &quot;title&quot;: &quot;Select and resequence reveals relative fitness of bacteria in symbiotic and free-living environments&quot;, &quot;type&quot;: &quot;article-journal&quot;, &quot;volume&quot;: &quot;115&quot;}, &quot;uris&quot;: [&quot;http://www.mendeley.com/documents/?uuid=6f86758d-693a-423e-82b4-7502a7cd0825&quot;]}], &quot;mendeley&quot;: {&quot;formattedCitation&quot;: &quot;(Burghardt &lt;i&gt;et al.&lt;/i&gt;, 2018)&quot;, &quot;plainTextFormattedCitation&quot;: &quot;(Burghardt et al., 2018)&quot;, &quot;previouslyFormattedCitation&quot;: &quot;(Burghardt &lt;i&gt;et al.&lt;/i&gt;, 2018)&quot;}, &quot;properties&quot;: {&quot;noteIndex&quot;: 0}, &quot;schema&quot;: &quot;https://github.com/citation-style-language/schema/raw/master/csl-citation.json&quot;} RNDrAli022QXl"/><text:span text:style-name="T13">(Burghardt </text:span><text:span text:style-name="T15">et al.</text:span><text:span text:style-name="T13">, 2018)</text:span><text:reference-mark-end text:name="ADDIN CSL_CITATION {&quot;citationItems&quot;: [{&quot;id&quot;: &quot;ITEM-1&quot;, &quot;itemData&quot;: {&quot;DOI&quot;: &quot;10.1073/pnas.1714246115&quot;, &quot;ISSN&quot;: &quot;10916490&quot;, &quot;PMID&quot;: &quot;29453274&quot;, &quot;abstract&quot;: &quot;Assays to accurately estimate relative fitness of bacteria growing in multistrain communities can advance our understanding of how selection shapes diversity within a lineage. Here, we present a variant of the \u201cevolve and resequence\u201d approach both to estimate relative fitness and to identify genetic variants responsible for fitness variation of symbiotic bacteria in free-living and host environments. We demonstrate the utility of this approach by characterizing selection by two plant hosts and in two free-living environments (sterilized soil and liquid media) acting on synthetic communities of the facultatively symbiotic bacterium Ensifer meliloti. We find (i) selection that hosts exert on rhizobial communities depends on competition among strains, (ii) selection is stronger inside hosts than in either free-living environment, and (iii) a positive host-dependent relationship between relative strain fitness in multistrain communities and host benefits provided by strains in single-strain experiments. The greatest changes in allele frequencies in response to plant hosts are in genes associated with motility, regulation of nitrogen fixation, and host/rhizobia signaling. The approach we present provides a powerful complement to experimental evolution and forward genetic screens for characterizing selection in bacterial populations, identifying gene function, and surveying the functional importance of naturally occurring genomic variation.&quot;, &quot;author&quot;: [{&quot;dropping-particle&quot;: &quot;&quot;, &quot;family&quot;: &quot;Burghardt&quot;, &quot;given&quot;: &quot;Liana T.&quot;, &quot;non-dropping-particle&quot;: &quot;&quot;, &quot;parse-names&quot;: false, &quot;suffix&quot;: &quot;&quot;}, {&quot;dropping-particle&quot;: &quot;&quot;, &quot;family&quot;: &quot;Epstein&quot;, &quot;given&quot;: &quot;Brendan&quot;, &quot;non-dropping-particle&quot;: &quot;&quot;, &quot;parse-names&quot;: false, &quot;suffix&quot;: &quot;&quot;}, {&quot;dropping-particle&quot;: &quot;&quot;, &quot;family&quot;: &quot;Guhlin&quot;, &quot;given&quot;: &quot;Joseph&quot;, &quot;non-dropping-particle&quot;: &quot;&quot;, &quot;parse-names&quot;: false, &quot;suffix&quot;: &quot;&quot;}, {&quot;dropping-particle&quot;: &quot;&quot;, &quot;family&quot;: &quot;Nelson&quot;, &quot;given&quot;: &quot;Matt S.&quot;, &quot;non-dropping-particle&quot;: &quot;&quot;, &quot;parse-names&quot;: false, &quot;suffix&quot;: &quot;&quot;}, {&quot;dropping-particle&quot;: &quot;&quot;, &quot;family&quot;: &quot;Taylor&quot;, &quot;given&quot;: &quot;Margaret R.&quot;, &quot;non-dropping-particle&quot;: &quot;&quot;, &quot;parse-names&quot;: false, &quot;suffix&quot;: &quot;&quot;}, {&quot;dropping-particle&quot;: &quot;&quot;, &quot;family&quot;: &quot;Young&quot;, &quot;given&quot;: &quot;Nevin D.&quot;, &quot;non-dropping-particle&quot;: &quot;&quot;, &quot;parse-names&quot;: false, &quot;suffix&quot;: &quot;&quot;}, {&quot;dropping-particle&quot;: &quot;&quot;, &quot;family&quot;: &quot;Sadowsky&quot;, &quot;given&quot;: &quot;Michael J.&quot;, &quot;non-dropping-particle&quot;: &quot;&quot;, &quot;parse-names&quot;: false, &quot;suffix&quot;: &quot;&quot;}, {&quot;dropping-particle&quot;: &quot;&quot;, &quot;family&quot;: &quot;Tiffin&quot;, &quot;given&quot;: &quot;Peter&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2018&quot;]]}, &quot;page&quot;: &quot;2425-2430&quot;, &quot;title&quot;: &quot;Select and resequence reveals relative fitness of bacteria in symbiotic and free-living environments&quot;, &quot;type&quot;: &quot;article-journal&quot;, &quot;volume&quot;: &quot;115&quot;}, &quot;uris&quot;: [&quot;http://www.mendeley.com/documents/?uuid=6f86758d-693a-423e-82b4-7502a7cd0825&quot;]}], &quot;mendeley&quot;: {&quot;formattedCitation&quot;: &quot;(Burghardt &lt;i&gt;et al.&lt;/i&gt;, 2018)&quot;, &quot;plainTextFormattedCitation&quot;: &quot;(Burghardt et al., 2018)&quot;, &quot;previouslyFormattedCitation&quot;: &quot;(Burghardt &lt;i&gt;et al.&lt;/i&gt;, 2018)&quot;}, &quot;properties&quot;: {&quot;noteIndex&quot;: 0}, &quot;schema&quot;: &quot;https://github.com/citation-style-language/schema/raw/master/csl-citation.json&quot;} RNDrAli022QXl"/><text:span text:style-name="T11">⁠, or measure ODs of </text:span><text:span text:style-name="T26">equal volume for each strain, then adjust ODs prior to mixing equal volumes </text:span><text:reference-mark-start text:name="ADDIN CSL_CITATION {&quot;citationItems&quot;: [{&quot;id&quot;: &quot;ITEM-1&quot;, &quot;itemData&quot;: {&quot;DOI&quot;: &quot;10.1073/pnas.1921225117&quot;, &quot;ISSN&quot;: &quot;10916490&quot;, &quot;PMID&quot;: &quot;32317381&quot;, &quot;abstract&quot;: &quot;Legumes tend to be nodulated by competitive rhizobia that do not maximize nitrogen (N2) fixation, resulting in suboptimal yields. Rhizobial nodulation competitiveness and effectiveness at N2 fixation are independent traits, making their measurement extremely time-consuming with low experimental throughput. To transform the experimental assessment of rhizobial competitiveness and effectiveness, we have used synthetic biology to develop reporter plasmids that allow simultaneous high-throughput measurement of N2 fixation in individual nodules using green fluorescent protein (GFP) and barcode strain identification (Plasmid ID) through next generation sequencing (NGS). In a proof-of-concept experiment using this technology in an agricultural soil, we simultaneously monitored 84 different Rhizobium leguminosarum strains, identifying a supercompetitive and highly effective rhizobial symbiont for peas. We also observed a remarkable frequency of nodule coinfection by rhizobia, with mixed occupancy identified in \u223c20% of nodules, containing up to six different strains. Critically, this process can be adapted to multiple Rhizobium-legume symbioses, soil types, and environmental conditions to permit easy identification of optimal rhizobial inoculants for field testing to maximize agricultural yield.&quot;, &quot;author&quot;: [{&quot;dropping-particle&quot;: &quot;&quot;, &quot;family&quot;: &quot;Mendoza-Su\u00e1rez&quot;, &quot;given&quot;: &quot;Marcela A.&quot;, &quot;non-dropping-particle&quot;: &quot;&quot;, &quot;parse-names&quot;: false, &quot;suffix&quot;: &quot;&quot;}, {&quot;dropping-particle&quot;: &quot;&quot;, &quot;family&quot;: &quot;Geddes&quot;, &quot;given&quot;: &quot;Barney A.&quot;, &quot;non-dropping-particle&quot;: &quot;&quot;, &quot;parse-names&quot;: false, &quot;suffix&quot;: &quot;&quot;}, {&quot;dropping-particle&quot;: &quot;&quot;, &quot;family&quot;: &quot;S\u00e1nchez-Ca\u00f1izares&quot;, &quot;given&quot;: &quot;Carmen&quot;, &quot;non-dropping-particle&quot;: &quot;&quot;, &quot;parse-names&quot;: false, &quot;suffix&quot;: &quot;&quot;}, {&quot;dropping-particle&quot;: &quot;&quot;, &quot;family&quot;: &quot;Ram\u00edrez-Gonz\u00e1lez&quot;, &quot;given&quot;: &quot;Ricardo H.&quot;, &quot;non-dropping-particle&quot;: &quot;&quot;, &quot;parse-names&quot;: false, &quot;suffix&quot;: &quot;&quot;}, {&quot;dropping-particle&quot;: &quot;&quot;, &quot;family&quot;: &quot;Kirchhelle&quot;, &quot;given&quot;: &quot;Charlotte&quot;, &quot;non-dropping-particle&quot;: &quot;&quot;, &quot;parse-names&quot;: false, &quot;suffix&quot;: &quot;&quot;}, {&quot;dropping-particle&quot;: &quot;&quot;, &quot;family&quot;: &quot;Jorrin&quot;, &quot;given&quot;: &quot;Beatriz&quot;, &quot;non-dropping-particle&quot;: &quot;&quot;, &quot;parse-names&quot;: false, &quot;suffix&quot;: &quot;&quot;}, {&quot;dropping-particle&quot;: &quot;&quot;, &quot;family&quot;: &quot;Poole&quot;, &quot;given&quot;: &quot;Philip S.&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20&quot;]]}, &quot;page&quot;: &quot;9822-9831&quot;, &quot;title&quot;: &quot;Optimizing Rhizobium-legume symbioses by simultaneous measurement of rhizobial competitiveness and N2 fixation in nodules&quot;, &quot;type&quot;: &quot;article-journal&quot;, &quot;volume&quot;: &quot;117&quot;}, &quot;uris&quot;: [&quot;http://www.mendeley.com/documents/?uuid=2080b063-df12-45bd-8154-034b7337eaef&quot;]}], &quot;mendeley&quot;: {&quot;formattedCitation&quot;: &quot;(Mendoza-Su\u00e1rez &lt;i&gt;et al.&lt;/i&gt;, 2020)&quot;, &quot;plainTextFormattedCitation&quot;: &quot;(Mendoza-Su\u00e1rez et al., 2020)&quot;, &quot;previouslyFormattedCitation&quot;: &quot;(Mendoza-Su\u00e1rez &lt;i&gt;et al.&lt;/i&gt;, 2020)&quot;}, &quot;properties&quot;: {&quot;noteIndex&quot;: 0}, &quot;schema&quot;: &quot;https://github.com/citation-style-language/schema/raw/master/csl-citation.json&quot;} RNDW1FKGSOV0I"/><text:span text:style-name="T19">(Mendoza-Suárez </text:span><text:span text:style-name="T16">et al.</text:span><text:span text:style-name="T19">, 2020)</text:span><text:reference-mark-end text:name="ADDIN CSL_CITATION {&quot;citationItems&quot;: [{&quot;id&quot;: &quot;ITEM-1&quot;, &quot;itemData&quot;: {&quot;DOI&quot;: &quot;10.1073/pnas.1921225117&quot;, &quot;ISSN&quot;: &quot;10916490&quot;, &quot;PMID&quot;: &quot;32317381&quot;, &quot;abstract&quot;: &quot;Legumes tend to be nodulated by competitive rhizobia that do not maximize nitrogen (N2) fixation, resulting in suboptimal yields. Rhizobial nodulation competitiveness and effectiveness at N2 fixation are independent traits, making their measurement extremely time-consuming with low experimental throughput. To transform the experimental assessment of rhizobial competitiveness and effectiveness, we have used synthetic biology to develop reporter plasmids that allow simultaneous high-throughput measurement of N2 fixation in individual nodules using green fluorescent protein (GFP) and barcode strain identification (Plasmid ID) through next generation sequencing (NGS). In a proof-of-concept experiment using this technology in an agricultural soil, we simultaneously monitored 84 different Rhizobium leguminosarum strains, identifying a supercompetitive and highly effective rhizobial symbiont for peas. We also observed a remarkable frequency of nodule coinfection by rhizobia, with mixed occupancy identified in \u223c20% of nodules, containing up to six different strains. Critically, this process can be adapted to multiple Rhizobium-legume symbioses, soil types, and environmental conditions to permit easy identification of optimal rhizobial inoculants for field testing to maximize agricultural yield.&quot;, &quot;author&quot;: [{&quot;dropping-particle&quot;: &quot;&quot;, &quot;family&quot;: &quot;Mendoza-Su\u00e1rez&quot;, &quot;given&quot;: &quot;Marcela A.&quot;, &quot;non-dropping-particle&quot;: &quot;&quot;, &quot;parse-names&quot;: false, &quot;suffix&quot;: &quot;&quot;}, {&quot;dropping-particle&quot;: &quot;&quot;, &quot;family&quot;: &quot;Geddes&quot;, &quot;given&quot;: &quot;Barney A.&quot;, &quot;non-dropping-particle&quot;: &quot;&quot;, &quot;parse-names&quot;: false, &quot;suffix&quot;: &quot;&quot;}, {&quot;dropping-particle&quot;: &quot;&quot;, &quot;family&quot;: &quot;S\u00e1nchez-Ca\u00f1izares&quot;, &quot;given&quot;: &quot;Carmen&quot;, &quot;non-dropping-particle&quot;: &quot;&quot;, &quot;parse-names&quot;: false, &quot;suffix&quot;: &quot;&quot;}, {&quot;dropping-particle&quot;: &quot;&quot;, &quot;family&quot;: &quot;Ram\u00edrez-Gonz\u00e1lez&quot;, &quot;given&quot;: &quot;Ricardo H.&quot;, &quot;non-dropping-particle&quot;: &quot;&quot;, &quot;parse-names&quot;: false, &quot;suffix&quot;: &quot;&quot;}, {&quot;dropping-particle&quot;: &quot;&quot;, &quot;family&quot;: &quot;Kirchhelle&quot;, &quot;given&quot;: &quot;Charlotte&quot;, &quot;non-dropping-particle&quot;: &quot;&quot;, &quot;parse-names&quot;: false, &quot;suffix&quot;: &quot;&quot;}, {&quot;dropping-particle&quot;: &quot;&quot;, &quot;family&quot;: &quot;Jorrin&quot;, &quot;given&quot;: &quot;Beatriz&quot;, &quot;non-dropping-particle&quot;: &quot;&quot;, &quot;parse-names&quot;: false, &quot;suffix&quot;: &quot;&quot;}, {&quot;dropping-particle&quot;: &quot;&quot;, &quot;family&quot;: &quot;Poole&quot;, &quot;given&quot;: &quot;Philip S.&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20&quot;]]}, &quot;page&quot;: &quot;9822-9831&quot;, &quot;title&quot;: &quot;Optimizing Rhizobium-legume symbioses by simultaneous measurement of rhizobial competitiveness and N2 fixation in nodules&quot;, &quot;type&quot;: &quot;article-journal&quot;, &quot;volume&quot;: &quot;117&quot;}, &quot;uris&quot;: [&quot;http://www.mendeley.com/documents/?uuid=2080b063-df12-45bd-8154-034b7337eaef&quot;]}], &quot;mendeley&quot;: {&quot;formattedCitation&quot;: &quot;(Mendoza-Su\u00e1rez &lt;i&gt;et al.&lt;/i&gt;, 2020)&quot;, &quot;plainTextFormattedCitation&quot;: &quot;(Mendoza-Su\u00e1rez et al., 2020)&quot;, &quot;previouslyFormattedCitation&quot;: &quot;(Mendoza-Su\u00e1rez &lt;i&gt;et al.&lt;/i&gt;, 2020)&quot;}, &quot;properties&quot;: {&quot;noteIndex&quot;: 0}, &quot;schema&quot;: &quot;https://github.com/citation-style-language/schema/raw/master/csl-citation.json&quot;} RNDW1FKGSOV0I"/><text:span text:style-name="T26">⁠.</text:span></text:p>
      <text:p text:style-name="P11"/>
      <text:p text:style-name="P4">Experiment timing</text:p>
      <text:p text:style-name="P13">- Half of the replicates from each experiment are to be done in two batches (24 soil + 24 clover microcosms each set).</text:p>
      <text:p text:style-name="P13">- This means on any one day, the most clover replicates that will need processing is 12.</text:p>
      <text:p text:style-name="P11"/>
      <text:p text:style-name="P2">Prepare sterile microcosms</text:p>
      <text:p text:style-name="P10">- <text:span text:style-name="T33">Fill and autoclave 96 microcosms with soil/sand.</text:span></text:p>
      <text:p text:style-name="P20">- Can autoclave 12 at a time, which means 8 rounds. Autoclaving takes 2 hours. </text:p>
      <text:p text:style-name="P10">- <text:span text:style-name="T27">Pots are generally inoculated at planting, or sometimes pre-inoculated prior to planting. For our experiment, we to separate competitiveness in the soil from competitiveness for symbiosis, so minimising the effects of competition in the soil by inoculating either during planting or 2 weeks post planting (when the seed forms nodules) are most appropriate.</text:span></text:p>
      <text:p text:style-name="P10"/>
      <text:p text:style-name="P3">Inoculate microcosms</text:p>
      <text:p text:style-name="P21">- <text:span text:style-name="T34">Different studies use various inoculation sizes of artificial communities:</text:span></text:p>
      <text:p text:style-name="P21"><text:span text:style-name="T23">“At the time of planting, each pot was inoculated with </text:span><text:span text:style-name="T24">100 mL of the initial community</text:span><text:span text:style-name="T23"> (diluted in </text:span><text:span text:style-name="T24">0.85% NaCl solution</text:span><text:span text:style-name="T23"> to </text:span><text:span text:style-name="T24">∼</text:span><text:span text:style-name="T25">10^6</text:span><text:span text:style-name="T24"> bacteria per milliliter</text:span><text:span text:style-name="T25">)</text:span><text:span text:style-name="T23">” </text:span><text:reference-mark-start text:name="ADDIN CSL_CITATION {&quot;citationItems&quot;: [{&quot;id&quot;: &quot;ITEM-1&quot;, &quot;itemData&quot;: {&quot;DOI&quot;: &quot;10.1073/pnas.1714246115&quot;, &quot;ISSN&quot;: &quot;10916490&quot;, &quot;PMID&quot;: &quot;29453274&quot;, &quot;abstract&quot;: &quot;Assays to accurately estimate relative fitness of bacteria growing in multistrain communities can advance our understanding of how selection shapes diversity within a lineage. Here, we present a variant of the \u201cevolve and resequence\u201d approach both to estimate relative fitness and to identify genetic variants responsible for fitness variation of symbiotic bacteria in free-living and host environments. We demonstrate the utility of this approach by characterizing selection by two plant hosts and in two free-living environments (sterilized soil and liquid media) acting on synthetic communities of the facultatively symbiotic bacterium Ensifer meliloti. We find (i) selection that hosts exert on rhizobial communities depends on competition among strains, (ii) selection is stronger inside hosts than in either free-living environment, and (iii) a positive host-dependent relationship between relative strain fitness in multistrain communities and host benefits provided by strains in single-strain experiments. The greatest changes in allele frequencies in response to plant hosts are in genes associated with motility, regulation of nitrogen fixation, and host/rhizobia signaling. The approach we present provides a powerful complement to experimental evolution and forward genetic screens for characterizing selection in bacterial populations, identifying gene function, and surveying the functional importance of naturally occurring genomic variation.&quot;, &quot;author&quot;: [{&quot;dropping-particle&quot;: &quot;&quot;, &quot;family&quot;: &quot;Burghardt&quot;, &quot;given&quot;: &quot;Liana T.&quot;, &quot;non-dropping-particle&quot;: &quot;&quot;, &quot;parse-names&quot;: false, &quot;suffix&quot;: &quot;&quot;}, {&quot;dropping-particle&quot;: &quot;&quot;, &quot;family&quot;: &quot;Epstein&quot;, &quot;given&quot;: &quot;Brendan&quot;, &quot;non-dropping-particle&quot;: &quot;&quot;, &quot;parse-names&quot;: false, &quot;suffix&quot;: &quot;&quot;}, {&quot;dropping-particle&quot;: &quot;&quot;, &quot;family&quot;: &quot;Guhlin&quot;, &quot;given&quot;: &quot;Joseph&quot;, &quot;non-dropping-particle&quot;: &quot;&quot;, &quot;parse-names&quot;: false, &quot;suffix&quot;: &quot;&quot;}, {&quot;dropping-particle&quot;: &quot;&quot;, &quot;family&quot;: &quot;Nelson&quot;, &quot;given&quot;: &quot;Matt S.&quot;, &quot;non-dropping-particle&quot;: &quot;&quot;, &quot;parse-names&quot;: false, &quot;suffix&quot;: &quot;&quot;}, {&quot;dropping-particle&quot;: &quot;&quot;, &quot;family&quot;: &quot;Taylor&quot;, &quot;given&quot;: &quot;Margaret R.&quot;, &quot;non-dropping-particle&quot;: &quot;&quot;, &quot;parse-names&quot;: false, &quot;suffix&quot;: &quot;&quot;}, {&quot;dropping-particle&quot;: &quot;&quot;, &quot;family&quot;: &quot;Young&quot;, &quot;given&quot;: &quot;Nevin D.&quot;, &quot;non-dropping-particle&quot;: &quot;&quot;, &quot;parse-names&quot;: false, &quot;suffix&quot;: &quot;&quot;}, {&quot;dropping-particle&quot;: &quot;&quot;, &quot;family&quot;: &quot;Sadowsky&quot;, &quot;given&quot;: &quot;Michael J.&quot;, &quot;non-dropping-particle&quot;: &quot;&quot;, &quot;parse-names&quot;: false, &quot;suffix&quot;: &quot;&quot;}, {&quot;dropping-particle&quot;: &quot;&quot;, &quot;family&quot;: &quot;Tiffin&quot;, &quot;given&quot;: &quot;Peter&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2018&quot;]]}, &quot;page&quot;: &quot;2425-2430&quot;, &quot;title&quot;: &quot;Select and resequence reveals relative fitness of bacteria in symbiotic and free-living environments&quot;, &quot;type&quot;: &quot;article-journal&quot;, &quot;volume&quot;: &quot;115&quot;}, &quot;uris&quot;: [&quot;http://www.mendeley.com/documents/?uuid=6f86758d-693a-423e-82b4-7502a7cd0825&quot;]}], &quot;mendeley&quot;: {&quot;formattedCitation&quot;: &quot;(Burghardt &lt;i&gt;et al.&lt;/i&gt;, 2018)&quot;, &quot;plainTextFormattedCitation&quot;: &quot;(Burghardt et al., 2018)&quot;, &quot;previouslyFormattedCitation&quot;: &quot;(Burghardt &lt;i&gt;et al.&lt;/i&gt;, 2018)&quot;}, &quot;properties&quot;: {&quot;noteIndex&quot;: 0}, &quot;schema&quot;: &quot;https://github.com/citation-style-language/schema/raw/master/csl-citation.json&quot;} RNDypL2SwqyAZ"/><text:span text:style-name="T20">(Burghardt </text:span><text:span text:style-name="T17">et al.</text:span><text:span text:style-name="T20">, 2018)</text:span><text:reference-mark-end text:name="ADDIN CSL_CITATION {&quot;citationItems&quot;: [{&quot;id&quot;: &quot;ITEM-1&quot;, &quot;itemData&quot;: {&quot;DOI&quot;: &quot;10.1073/pnas.1714246115&quot;, &quot;ISSN&quot;: &quot;10916490&quot;, &quot;PMID&quot;: &quot;29453274&quot;, &quot;abstract&quot;: &quot;Assays to accurately estimate relative fitness of bacteria growing in multistrain communities can advance our understanding of how selection shapes diversity within a lineage. Here, we present a variant of the \u201cevolve and resequence\u201d approach both to estimate relative fitness and to identify genetic variants responsible for fitness variation of symbiotic bacteria in free-living and host environments. We demonstrate the utility of this approach by characterizing selection by two plant hosts and in two free-living environments (sterilized soil and liquid media) acting on synthetic communities of the facultatively symbiotic bacterium Ensifer meliloti. We find (i) selection that hosts exert on rhizobial communities depends on competition among strains, (ii) selection is stronger inside hosts than in either free-living environment, and (iii) a positive host-dependent relationship between relative strain fitness in multistrain communities and host benefits provided by strains in single-strain experiments. The greatest changes in allele frequencies in response to plant hosts are in genes associated with motility, regulation of nitrogen fixation, and host/rhizobia signaling. The approach we present provides a powerful complement to experimental evolution and forward genetic screens for characterizing selection in bacterial populations, identifying gene function, and surveying the functional importance of naturally occurring genomic variation.&quot;, &quot;author&quot;: [{&quot;dropping-particle&quot;: &quot;&quot;, &quot;family&quot;: &quot;Burghardt&quot;, &quot;given&quot;: &quot;Liana T.&quot;, &quot;non-dropping-particle&quot;: &quot;&quot;, &quot;parse-names&quot;: false, &quot;suffix&quot;: &quot;&quot;}, {&quot;dropping-particle&quot;: &quot;&quot;, &quot;family&quot;: &quot;Epstein&quot;, &quot;given&quot;: &quot;Brendan&quot;, &quot;non-dropping-particle&quot;: &quot;&quot;, &quot;parse-names&quot;: false, &quot;suffix&quot;: &quot;&quot;}, {&quot;dropping-particle&quot;: &quot;&quot;, &quot;family&quot;: &quot;Guhlin&quot;, &quot;given&quot;: &quot;Joseph&quot;, &quot;non-dropping-particle&quot;: &quot;&quot;, &quot;parse-names&quot;: false, &quot;suffix&quot;: &quot;&quot;}, {&quot;dropping-particle&quot;: &quot;&quot;, &quot;family&quot;: &quot;Nelson&quot;, &quot;given&quot;: &quot;Matt S.&quot;, &quot;non-dropping-particle&quot;: &quot;&quot;, &quot;parse-names&quot;: false, &quot;suffix&quot;: &quot;&quot;}, {&quot;dropping-particle&quot;: &quot;&quot;, &quot;family&quot;: &quot;Taylor&quot;, &quot;given&quot;: &quot;Margaret R.&quot;, &quot;non-dropping-particle&quot;: &quot;&quot;, &quot;parse-names&quot;: false, &quot;suffix&quot;: &quot;&quot;}, {&quot;dropping-particle&quot;: &quot;&quot;, &quot;family&quot;: &quot;Young&quot;, &quot;given&quot;: &quot;Nevin D.&quot;, &quot;non-dropping-particle&quot;: &quot;&quot;, &quot;parse-names&quot;: false, &quot;suffix&quot;: &quot;&quot;}, {&quot;dropping-particle&quot;: &quot;&quot;, &quot;family&quot;: &quot;Sadowsky&quot;, &quot;given&quot;: &quot;Michael J.&quot;, &quot;non-dropping-particle&quot;: &quot;&quot;, &quot;parse-names&quot;: false, &quot;suffix&quot;: &quot;&quot;}, {&quot;dropping-particle&quot;: &quot;&quot;, &quot;family&quot;: &quot;Tiffin&quot;, &quot;given&quot;: &quot;Peter&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2018&quot;]]}, &quot;page&quot;: &quot;2425-2430&quot;, &quot;title&quot;: &quot;Select and resequence reveals relative fitness of bacteria in symbiotic and free-living environments&quot;, &quot;type&quot;: &quot;article-journal&quot;, &quot;volume&quot;: &quot;115&quot;}, &quot;uris&quot;: [&quot;http://www.mendeley.com/documents/?uuid=6f86758d-693a-423e-82b4-7502a7cd0825&quot;]}], &quot;mendeley&quot;: {&quot;formattedCitation&quot;: &quot;(Burghardt &lt;i&gt;et al.&lt;/i&gt;, 2018)&quot;, &quot;plainTextFormattedCitation&quot;: &quot;(Burghardt et al., 2018)&quot;, &quot;previouslyFormattedCitation&quot;: &quot;(Burghardt &lt;i&gt;et al.&lt;/i&gt;, 2018)&quot;}, &quot;properties&quot;: {&quot;noteIndex&quot;: 0}, &quot;schema&quot;: &quot;https://github.com/citation-style-language/schema/raw/master/csl-citation.json&quot;} RNDypL2SwqyAZ"/><text:span text:style-name="T35">⁠ </text:span></text:p>
      <text:p text:style-name="P21"><text:span text:style-name="T23">“Inoculum was prepared by adding </text:span><text:span text:style-name="T24">1 mL of the Tagged-strain mix in 74 mL</text:span><text:span text:style-name="T23"> of 2.5× concentrated </text:span><text:span text:style-name="T24">nitrogen-free rooting solution</text:span><text:span text:style-name="T23"> and then distributed homogenously into 500-mL pots.”</text:span> <text:reference-mark-start text:name="ADDIN CSL_CITATION {&quot;citationItems&quot;: [{&quot;id&quot;: &quot;ITEM-1&quot;, &quot;itemData&quot;: {&quot;DOI&quot;: &quot;10.1073/pnas.1921225117&quot;, &quot;ISSN&quot;: &quot;10916490&quot;, &quot;PMID&quot;: &quot;32317381&quot;, &quot;abstract&quot;: &quot;Legumes tend to be nodulated by competitive rhizobia that do not maximize nitrogen (N2) fixation, resulting in suboptimal yields. Rhizobial nodulation competitiveness and effectiveness at N2 fixation are independent traits, making their measurement extremely time-consuming with low experimental throughput. To transform the experimental assessment of rhizobial competitiveness and effectiveness, we have used synthetic biology to develop reporter plasmids that allow simultaneous high-throughput measurement of N2 fixation in individual nodules using green fluorescent protein (GFP) and barcode strain identification (Plasmid ID) through next generation sequencing (NGS). In a proof-of-concept experiment using this technology in an agricultural soil, we simultaneously monitored 84 different Rhizobium leguminosarum strains, identifying a supercompetitive and highly effective rhizobial symbiont for peas. We also observed a remarkable frequency of nodule coinfection by rhizobia, with mixed occupancy identified in \u223c20% of nodules, containing up to six different strains. Critically, this process can be adapted to multiple Rhizobium-legume symbioses, soil types, and environmental conditions to permit easy identification of optimal rhizobial inoculants for field testing to maximize agricultural yield.&quot;, &quot;author&quot;: [{&quot;dropping-particle&quot;: &quot;&quot;, &quot;family&quot;: &quot;Mendoza-Su\u00e1rez&quot;, &quot;given&quot;: &quot;Marcela A.&quot;, &quot;non-dropping-particle&quot;: &quot;&quot;, &quot;parse-names&quot;: false, &quot;suffix&quot;: &quot;&quot;}, {&quot;dropping-particle&quot;: &quot;&quot;, &quot;family&quot;: &quot;Geddes&quot;, &quot;given&quot;: &quot;Barney A.&quot;, &quot;non-dropping-particle&quot;: &quot;&quot;, &quot;parse-names&quot;: false, &quot;suffix&quot;: &quot;&quot;}, {&quot;dropping-particle&quot;: &quot;&quot;, &quot;family&quot;: &quot;S\u00e1nchez-Ca\u00f1izares&quot;, &quot;given&quot;: &quot;Carmen&quot;, &quot;non-dropping-particle&quot;: &quot;&quot;, &quot;parse-names&quot;: false, &quot;suffix&quot;: &quot;&quot;}, {&quot;dropping-particle&quot;: &quot;&quot;, &quot;family&quot;: &quot;Ram\u00edrez-Gonz\u00e1lez&quot;, &quot;given&quot;: &quot;Ricardo H.&quot;, &quot;non-dropping-particle&quot;: &quot;&quot;, &quot;parse-names&quot;: false, &quot;suffix&quot;: &quot;&quot;}, {&quot;dropping-particle&quot;: &quot;&quot;, &quot;family&quot;: &quot;Kirchhelle&quot;, &quot;given&quot;: &quot;Charlotte&quot;, &quot;non-dropping-particle&quot;: &quot;&quot;, &quot;parse-names&quot;: false, &quot;suffix&quot;: &quot;&quot;}, {&quot;dropping-particle&quot;: &quot;&quot;, &quot;family&quot;: &quot;Jorrin&quot;, &quot;given&quot;: &quot;Beatriz&quot;, &quot;non-dropping-particle&quot;: &quot;&quot;, &quot;parse-names&quot;: false, &quot;suffix&quot;: &quot;&quot;}, {&quot;dropping-particle&quot;: &quot;&quot;, &quot;family&quot;: &quot;Poole&quot;, &quot;given&quot;: &quot;Philip S.&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20&quot;]]}, &quot;page&quot;: &quot;9822-9831&quot;, &quot;title&quot;: &quot;Optimizing Rhizobium-legume symbioses by simultaneous measurement of rhizobial competitiveness and N2 fixation in nodules&quot;, &quot;type&quot;: &quot;article-journal&quot;, &quot;volume&quot;: &quot;117&quot;}, &quot;uris&quot;: [&quot;http://www.mendeley.com/documents/?uuid=2080b063-df12-45bd-8154-034b7337eaef&quot;]}], &quot;mendeley&quot;: {&quot;formattedCitation&quot;: &quot;(Mendoza-Su\u00e1rez &lt;i&gt;et al.&lt;/i&gt;, 2020)&quot;, &quot;plainTextFormattedCitation&quot;: &quot;(Mendoza-Su\u00e1rez et al., 2020)&quot;, &quot;previouslyFormattedCitation&quot;: &quot;(Mendoza-Su\u00e1rez &lt;i&gt;et al.&lt;/i&gt;, 2020)&quot;}, &quot;properties&quot;: {&quot;noteIndex&quot;: 0}, &quot;schema&quot;: &quot;https://github.com/citation-style-language/schema/raw/master/csl-citation.json&quot;} RNDCycUNiumbm"/><text:span text:style-name="T12">(Mendoza-Suárez </text:span><text:span text:style-name="T14">et al.</text:span><text:span text:style-name="T12">, 2020)</text:span><text:reference-mark-end text:name="ADDIN CSL_CITATION {&quot;citationItems&quot;: [{&quot;id&quot;: &quot;ITEM-1&quot;, &quot;itemData&quot;: {&quot;DOI&quot;: &quot;10.1073/pnas.1921225117&quot;, &quot;ISSN&quot;: &quot;10916490&quot;, &quot;PMID&quot;: &quot;32317381&quot;, &quot;abstract&quot;: &quot;Legumes tend to be nodulated by competitive rhizobia that do not maximize nitrogen (N2) fixation, resulting in suboptimal yields. Rhizobial nodulation competitiveness and effectiveness at N2 fixation are independent traits, making their measurement extremely time-consuming with low experimental throughput. To transform the experimental assessment of rhizobial competitiveness and effectiveness, we have used synthetic biology to develop reporter plasmids that allow simultaneous high-throughput measurement of N2 fixation in individual nodules using green fluorescent protein (GFP) and barcode strain identification (Plasmid ID) through next generation sequencing (NGS). In a proof-of-concept experiment using this technology in an agricultural soil, we simultaneously monitored 84 different Rhizobium leguminosarum strains, identifying a supercompetitive and highly effective rhizobial symbiont for peas. We also observed a remarkable frequency of nodule coinfection by rhizobia, with mixed occupancy identified in \u223c20% of nodules, containing up to six different strains. Critically, this process can be adapted to multiple Rhizobium-legume symbioses, soil types, and environmental conditions to permit easy identification of optimal rhizobial inoculants for field testing to maximize agricultural yield.&quot;, &quot;author&quot;: [{&quot;dropping-particle&quot;: &quot;&quot;, &quot;family&quot;: &quot;Mendoza-Su\u00e1rez&quot;, &quot;given&quot;: &quot;Marcela A.&quot;, &quot;non-dropping-particle&quot;: &quot;&quot;, &quot;parse-names&quot;: false, &quot;suffix&quot;: &quot;&quot;}, {&quot;dropping-particle&quot;: &quot;&quot;, &quot;family&quot;: &quot;Geddes&quot;, &quot;given&quot;: &quot;Barney A.&quot;, &quot;non-dropping-particle&quot;: &quot;&quot;, &quot;parse-names&quot;: false, &quot;suffix&quot;: &quot;&quot;}, {&quot;dropping-particle&quot;: &quot;&quot;, &quot;family&quot;: &quot;S\u00e1nchez-Ca\u00f1izares&quot;, &quot;given&quot;: &quot;Carmen&quot;, &quot;non-dropping-particle&quot;: &quot;&quot;, &quot;parse-names&quot;: false, &quot;suffix&quot;: &quot;&quot;}, {&quot;dropping-particle&quot;: &quot;&quot;, &quot;family&quot;: &quot;Ram\u00edrez-Gonz\u00e1lez&quot;, &quot;given&quot;: &quot;Ricardo H.&quot;, &quot;non-dropping-particle&quot;: &quot;&quot;, &quot;parse-names&quot;: false, &quot;suffix&quot;: &quot;&quot;}, {&quot;dropping-particle&quot;: &quot;&quot;, &quot;family&quot;: &quot;Kirchhelle&quot;, &quot;given&quot;: &quot;Charlotte&quot;, &quot;non-dropping-particle&quot;: &quot;&quot;, &quot;parse-names&quot;: false, &quot;suffix&quot;: &quot;&quot;}, {&quot;dropping-particle&quot;: &quot;&quot;, &quot;family&quot;: &quot;Jorrin&quot;, &quot;given&quot;: &quot;Beatriz&quot;, &quot;non-dropping-particle&quot;: &quot;&quot;, &quot;parse-names&quot;: false, &quot;suffix&quot;: &quot;&quot;}, {&quot;dropping-particle&quot;: &quot;&quot;, &quot;family&quot;: &quot;Poole&quot;, &quot;given&quot;: &quot;Philip S.&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20&quot;]]}, &quot;page&quot;: &quot;9822-9831&quot;, &quot;title&quot;: &quot;Optimizing Rhizobium-legume symbioses by simultaneous measurement of rhizobial competitiveness and N2 fixation in nodules&quot;, &quot;type&quot;: &quot;article-journal&quot;, &quot;volume&quot;: &quot;117&quot;}, &quot;uris&quot;: [&quot;http://www.mendeley.com/documents/?uuid=2080b063-df12-45bd-8154-034b7337eaef&quot;]}], &quot;mendeley&quot;: {&quot;formattedCitation&quot;: &quot;(Mendoza-Su\u00e1rez &lt;i&gt;et al.&lt;/i&gt;, 2020)&quot;, &quot;plainTextFormattedCitation&quot;: &quot;(Mendoza-Su\u00e1rez et al., 2020)&quot;, &quot;previouslyFormattedCitation&quot;: &quot;(Mendoza-Su\u00e1rez &lt;i&gt;et al.&lt;/i&gt;, 2020)&quot;}, &quot;properties&quot;: {&quot;noteIndex&quot;: 0}, &quot;schema&quot;: &quot;https://github.com/citation-style-language/schema/raw/master/csl-citation.json&quot;} RNDCycUNiumbm"/>⁠</text:p>
      <text:p text:style-name="P27">“Plants were inoculated at sowing with <text:span text:style-name="T28">400 ml suspension of bacteria of interest</text:span> (<text:span text:style-name="T28">10</text:span><text:span text:style-name="T29">^</text:span><text:span text:style-name="T28">7 CFU/</text:span><text:span text:style-name="T29">ml</text:span>) grown in <text:span text:style-name="T28">YEM brot</text:span><text:span text:style-name="T29">h</text:span><text:span text:style-name="T34">.</text:span>” <text:reference-mark-start text:name="ADDIN CSL_CITATION {&quot;citationItems&quot;: [{&quot;id&quot;: &quot;ITEM-1&quot;, &quot;itemData&quot;: {&quot;DOI&quot;: &quot;10.1111/nph.16392&quot;, &quot;ISSN&quot;: &quot;14698137&quot;, &quot;PMID&quot;: &quot;31873949&quot;, &quot;abstract&quot;: &quot;Fabeae legumes such as pea and faba bean form symbiotic nodules with a large diversity of soil Rhizobium leguminosarum symbiovar viciae (Rlv) bacteria. However, bacteria competitive to form root nodules (CFN) are generally not the most efficient to fix dinitrogen, resulting in a decrease in legume crop yields. Here, we investigate differential selection by host plants on the diversity of Rlv. A large collection of Rlv was collected by nodule trapping with pea and faba bean from soils at five European sites. Representative genomes were sequenced. In parallel, diversity and abundance of Rlv were estimated directly in these soils using metabarcoding. The CFN of isolates was measured with both legume hosts. Pea/faba bean CFN were associated to Rlv genomic regions. Variations of bacterial pea and/or faba bean CFN explained the differential abundance of Rlv genotypes in pea and faba bean nodules. No evidence was found for genetic association between CFN and variations in the core genome, but variations in specific regions of the nod locus, as well as in other plasmid loci, were associated with differences in CFN. These findings shed light on the genetic control of CFN in Rlv and emphasise the importance of host plants in controlling Rhizobium diversity.&quot;, &quot;author&quot;: [{&quot;dropping-particle&quot;: &quot;&quot;, &quot;family&quot;: &quot;Boivin&quot;, &quot;given&quot;: &quot;St\u00e9phane&quot;, &quot;non-dropping-particle&quot;: &quot;&quot;, &quot;parse-names&quot;: false, &quot;suffix&quot;: &quot;&quot;}, {&quot;dropping-particle&quot;: &quot;&quot;, &quot;family&quot;: &quot;Ait Lahmidi&quot;, &quot;given&quot;: &quot;Nassima&quot;, &quot;non-dropping-particle&quot;: &quot;&quot;, &quot;parse-names&quot;: false, &quot;suffix&quot;: &quot;&quot;}, {&quot;dropping-particle&quot;: &quot;&quot;, &quot;family&quot;: &quot;Sherlock&quot;, &quot;given&quot;: &quot;David&quot;, &quot;non-dropping-particle&quot;: &quot;&quot;, &quot;parse-names&quot;: false, &quot;suffix&quot;: &quot;&quot;}, {&quot;dropping-particle&quot;: &quot;&quot;, &quot;family&quot;: &quot;Bonhomme&quot;, &quot;given&quot;: &quot;Maxime&quot;, &quot;non-dropping-particle&quot;: &quot;&quot;, &quot;parse-names&quot;: false, &quot;suffix&quot;: &quot;&quot;}, {&quot;dropping-particle&quot;: &quot;&quot;, &quot;family&quot;: &quot;Dijon&quot;, &quot;given&quot;: &quot;Doriane&quot;, &quot;non-dropping-particle&quot;: &quot;&quot;, &quot;parse-names&quot;: false, &quot;suffix&quot;: &quot;&quot;}, {&quot;dropping-particle&quot;: &quot;&quot;, &quot;family&quot;: &quot;Heulin-Gotty&quot;, &quot;given&quot;: &quot;Karine&quot;, &quot;non-dropping-particle&quot;: &quot;&quot;, &quot;parse-names&quot;: false, &quot;suffix&quot;: &quot;&quot;}, {&quot;dropping-particle&quot;: &quot;&quot;, &quot;family&quot;: &quot;Le-Quer\u00e9&quot;, &quot;given&quot;: &quot;Antoine&quot;, &quot;non-dropping-particle&quot;: &quot;&quot;, &quot;parse-names&quot;: false, &quot;suffix&quot;: &quot;&quot;}, {&quot;dropping-particle&quot;: &quot;&quot;, &quot;family&quot;: &quot;Pervent&quot;, &quot;given&quot;: &quot;Marjorie&quot;, &quot;non-dropping-particle&quot;: &quot;&quot;, &quot;parse-names&quot;: false, &quot;suffix&quot;: &quot;&quot;}, {&quot;dropping-particle&quot;: &quot;&quot;, &quot;family&quot;: &quot;Tauzin&quot;, &quot;given&quot;: &quot;Marc&quot;, &quot;non-dropping-particle&quot;: &quot;&quot;, &quot;parse-names&quot;: false, &quot;suffix&quot;: &quot;&quot;}, {&quot;dropping-particle&quot;: &quot;&quot;, &quot;family&quot;: &quot;Carlsson&quot;, &quot;given&quot;: &quot;Georg&quot;, &quot;non-dropping-particle&quot;: &quot;&quot;, &quot;parse-names&quot;: false, &quot;suffix&quot;: &quot;&quot;}, {&quot;dropping-particle&quot;: &quot;&quot;, &quot;family&quot;: &quot;Jensen&quot;, &quot;given&quot;: &quot;Erik&quot;, &quot;non-dropping-particle&quot;: &quot;&quot;, &quot;parse-names&quot;: false, &quot;suffix&quot;: &quot;&quot;}, {&quot;dropping-particle&quot;: &quot;&quot;, &quot;family&quot;: &quot;Journet&quot;, &quot;given&quot;: &quot;Etienne Pascal&quot;, &quot;non-dropping-particle&quot;: &quot;&quot;, &quot;parse-names&quot;: false, &quot;suffix&quot;: &quot;&quot;}, {&quot;dropping-particle&quot;: &quot;&quot;, &quot;family&quot;: &quot;Lopez-Bellido&quot;, &quot;given&quot;: &quot;Raphael&quot;, &quot;non-dropping-particle&quot;: &quot;&quot;, &quot;parse-names&quot;: false, &quot;suffix&quot;: &quot;&quot;}, {&quot;dropping-particle&quot;: &quot;&quot;, &quot;family&quot;: &quot;Seidenglanz&quot;, &quot;given&quot;: &quot;Marek&quot;, &quot;non-dropping-particle&quot;: &quot;&quot;, &quot;parse-names&quot;: false, &quot;suffix&quot;: &quot;&quot;}, {&quot;dropping-particle&quot;: &quot;&quot;, &quot;family&quot;: &quot;Marinkovic&quot;, &quot;given&quot;: &quot;Jelena&quot;, &quot;non-dropping-particle&quot;: &quot;&quot;, &quot;parse-names&quot;: false, &quot;suffix&quot;: &quot;&quot;}, {&quot;dropping-particle&quot;: &quot;&quot;, &quot;family&quot;: &quot;Colella&quot;, &quot;given&quot;: &quot;Stefano&quot;, &quot;non-dropping-particle&quot;: &quot;&quot;, &quot;parse-names&quot;: false, &quot;suffix&quot;: &quot;&quot;}, {&quot;dropping-particle&quot;: &quot;&quot;, &quot;family&quot;: &quot;Brunel&quot;, &quot;given&quot;: &quot;Brigitte&quot;, &quot;non-dropping-particle&quot;: &quot;&quot;, &quot;parse-names&quot;: false, &quot;suffix&quot;: &quot;&quot;}, {&quot;dropping-particle&quot;: &quot;&quot;, &quot;family&quot;: &quot;Young&quot;, &quot;given&quot;: &quot;Peter&quot;, &quot;non-dropping-particle&quot;: &quot;&quot;, &quot;parse-names&quot;: false, &quot;suffix&quot;: &quot;&quot;}, {&quot;dropping-particle&quot;: &quot;&quot;, &quot;family&quot;: &quot;Lepetit&quot;, &quot;given&quot;: &quot;Marc&quot;, &quot;non-dropping-particle&quot;: &quot;&quot;, &quot;parse-names&quot;: false, &quot;suffix&quot;: &quot;&quot;}], &quot;container-title&quot;: &quot;New Phytologist&quot;, &quot;id&quot;: &quot;ITEM-1&quot;, &quot;issue&quot;: &quot;2&quot;, &quot;issued&quot;: {&quot;date-parts&quot;: [[&quot;2020&quot;]]}, &quot;page&quot;: &quot;555-568&quot;, &quot;title&quot;: &quot;Host-specific competitiveness to form nodules in Rhizobium leguminosarum symbiovar viciae&quot;, &quot;type&quot;: &quot;article-journal&quot;, &quot;volume&quot;: &quot;226&quot;}, &quot;uris&quot;: [&quot;http://www.mendeley.com/documents/?uuid=2cc902fe-47b5-4a75-942d-98c446cd5130&quot;]}], &quot;mendeley&quot;: {&quot;formattedCitation&quot;: &quot;(Boivin &lt;i&gt;et al.&lt;/i&gt;, 2020)&quot;, &quot;plainTextFormattedCitation&quot;: &quot;(Boivin et al., 2020)&quot;, &quot;previouslyFormattedCitation&quot;: &quot;(Boivin &lt;i&gt;et al.&lt;/i&gt;, 2020)&quot;}, &quot;properties&quot;: {&quot;noteIndex&quot;: 0}, &quot;schema&quot;: &quot;https://github.com/citation-style-language/schema/raw/master/csl-citation.json&quot;} RND1mGQcC7eKi"/><text:span text:style-name="T12">(Boivin et al., 2020)</text:span><text:reference-mark-end text:name="ADDIN CSL_CITATION {&quot;citationItems&quot;: [{&quot;id&quot;: &quot;ITEM-1&quot;, &quot;itemData&quot;: {&quot;DOI&quot;: &quot;10.1111/nph.16392&quot;, &quot;ISSN&quot;: &quot;14698137&quot;, &quot;PMID&quot;: &quot;31873949&quot;, &quot;abstract&quot;: &quot;Fabeae legumes such as pea and faba bean form symbiotic nodules with a large diversity of soil Rhizobium leguminosarum symbiovar viciae (Rlv) bacteria. However, bacteria competitive to form root nodules (CFN) are generally not the most efficient to fix dinitrogen, resulting in a decrease in legume crop yields. Here, we investigate differential selection by host plants on the diversity of Rlv. A large collection of Rlv was collected by nodule trapping with pea and faba bean from soils at five European sites. Representative genomes were sequenced. In parallel, diversity and abundance of Rlv were estimated directly in these soils using metabarcoding. The CFN of isolates was measured with both legume hosts. Pea/faba bean CFN were associated to Rlv genomic regions. Variations of bacterial pea and/or faba bean CFN explained the differential abundance of Rlv genotypes in pea and faba bean nodules. No evidence was found for genetic association between CFN and variations in the core genome, but variations in specific regions of the nod locus, as well as in other plasmid loci, were associated with differences in CFN. These findings shed light on the genetic control of CFN in Rlv and emphasise the importance of host plants in controlling Rhizobium diversity.&quot;, &quot;author&quot;: [{&quot;dropping-particle&quot;: &quot;&quot;, &quot;family&quot;: &quot;Boivin&quot;, &quot;given&quot;: &quot;St\u00e9phane&quot;, &quot;non-dropping-particle&quot;: &quot;&quot;, &quot;parse-names&quot;: false, &quot;suffix&quot;: &quot;&quot;}, {&quot;dropping-particle&quot;: &quot;&quot;, &quot;family&quot;: &quot;Ait Lahmidi&quot;, &quot;given&quot;: &quot;Nassima&quot;, &quot;non-dropping-particle&quot;: &quot;&quot;, &quot;parse-names&quot;: false, &quot;suffix&quot;: &quot;&quot;}, {&quot;dropping-particle&quot;: &quot;&quot;, &quot;family&quot;: &quot;Sherlock&quot;, &quot;given&quot;: &quot;David&quot;, &quot;non-dropping-particle&quot;: &quot;&quot;, &quot;parse-names&quot;: false, &quot;suffix&quot;: &quot;&quot;}, {&quot;dropping-particle&quot;: &quot;&quot;, &quot;family&quot;: &quot;Bonhomme&quot;, &quot;given&quot;: &quot;Maxime&quot;, &quot;non-dropping-particle&quot;: &quot;&quot;, &quot;parse-names&quot;: false, &quot;suffix&quot;: &quot;&quot;}, {&quot;dropping-particle&quot;: &quot;&quot;, &quot;family&quot;: &quot;Dijon&quot;, &quot;given&quot;: &quot;Doriane&quot;, &quot;non-dropping-particle&quot;: &quot;&quot;, &quot;parse-names&quot;: false, &quot;suffix&quot;: &quot;&quot;}, {&quot;dropping-particle&quot;: &quot;&quot;, &quot;family&quot;: &quot;Heulin-Gotty&quot;, &quot;given&quot;: &quot;Karine&quot;, &quot;non-dropping-particle&quot;: &quot;&quot;, &quot;parse-names&quot;: false, &quot;suffix&quot;: &quot;&quot;}, {&quot;dropping-particle&quot;: &quot;&quot;, &quot;family&quot;: &quot;Le-Quer\u00e9&quot;, &quot;given&quot;: &quot;Antoine&quot;, &quot;non-dropping-particle&quot;: &quot;&quot;, &quot;parse-names&quot;: false, &quot;suffix&quot;: &quot;&quot;}, {&quot;dropping-particle&quot;: &quot;&quot;, &quot;family&quot;: &quot;Pervent&quot;, &quot;given&quot;: &quot;Marjorie&quot;, &quot;non-dropping-particle&quot;: &quot;&quot;, &quot;parse-names&quot;: false, &quot;suffix&quot;: &quot;&quot;}, {&quot;dropping-particle&quot;: &quot;&quot;, &quot;family&quot;: &quot;Tauzin&quot;, &quot;given&quot;: &quot;Marc&quot;, &quot;non-dropping-particle&quot;: &quot;&quot;, &quot;parse-names&quot;: false, &quot;suffix&quot;: &quot;&quot;}, {&quot;dropping-particle&quot;: &quot;&quot;, &quot;family&quot;: &quot;Carlsson&quot;, &quot;given&quot;: &quot;Georg&quot;, &quot;non-dropping-particle&quot;: &quot;&quot;, &quot;parse-names&quot;: false, &quot;suffix&quot;: &quot;&quot;}, {&quot;dropping-particle&quot;: &quot;&quot;, &quot;family&quot;: &quot;Jensen&quot;, &quot;given&quot;: &quot;Erik&quot;, &quot;non-dropping-particle&quot;: &quot;&quot;, &quot;parse-names&quot;: false, &quot;suffix&quot;: &quot;&quot;}, {&quot;dropping-particle&quot;: &quot;&quot;, &quot;family&quot;: &quot;Journet&quot;, &quot;given&quot;: &quot;Etienne Pascal&quot;, &quot;non-dropping-particle&quot;: &quot;&quot;, &quot;parse-names&quot;: false, &quot;suffix&quot;: &quot;&quot;}, {&quot;dropping-particle&quot;: &quot;&quot;, &quot;family&quot;: &quot;Lopez-Bellido&quot;, &quot;given&quot;: &quot;Raphael&quot;, &quot;non-dropping-particle&quot;: &quot;&quot;, &quot;parse-names&quot;: false, &quot;suffix&quot;: &quot;&quot;}, {&quot;dropping-particle&quot;: &quot;&quot;, &quot;family&quot;: &quot;Seidenglanz&quot;, &quot;given&quot;: &quot;Marek&quot;, &quot;non-dropping-particle&quot;: &quot;&quot;, &quot;parse-names&quot;: false, &quot;suffix&quot;: &quot;&quot;}, {&quot;dropping-particle&quot;: &quot;&quot;, &quot;family&quot;: &quot;Marinkovic&quot;, &quot;given&quot;: &quot;Jelena&quot;, &quot;non-dropping-particle&quot;: &quot;&quot;, &quot;parse-names&quot;: false, &quot;suffix&quot;: &quot;&quot;}, {&quot;dropping-particle&quot;: &quot;&quot;, &quot;family&quot;: &quot;Colella&quot;, &quot;given&quot;: &quot;Stefano&quot;, &quot;non-dropping-particle&quot;: &quot;&quot;, &quot;parse-names&quot;: false, &quot;suffix&quot;: &quot;&quot;}, {&quot;dropping-particle&quot;: &quot;&quot;, &quot;family&quot;: &quot;Brunel&quot;, &quot;given&quot;: &quot;Brigitte&quot;, &quot;non-dropping-particle&quot;: &quot;&quot;, &quot;parse-names&quot;: false, &quot;suffix&quot;: &quot;&quot;}, {&quot;dropping-particle&quot;: &quot;&quot;, &quot;family&quot;: &quot;Young&quot;, &quot;given&quot;: &quot;Peter&quot;, &quot;non-dropping-particle&quot;: &quot;&quot;, &quot;parse-names&quot;: false, &quot;suffix&quot;: &quot;&quot;}, {&quot;dropping-particle&quot;: &quot;&quot;, &quot;family&quot;: &quot;Lepetit&quot;, &quot;given&quot;: &quot;Marc&quot;, &quot;non-dropping-particle&quot;: &quot;&quot;, &quot;parse-names&quot;: false, &quot;suffix&quot;: &quot;&quot;}], &quot;container-title&quot;: &quot;New Phytologist&quot;, &quot;id&quot;: &quot;ITEM-1&quot;, &quot;issue&quot;: &quot;2&quot;, &quot;issued&quot;: {&quot;date-parts&quot;: [[&quot;2020&quot;]]}, &quot;page&quot;: &quot;555-568&quot;, &quot;title&quot;: &quot;Host-specific competitiveness to form nodules in Rhizobium leguminosarum symbiovar viciae&quot;, &quot;type&quot;: &quot;article-journal&quot;, &quot;volume&quot;: &quot;226&quot;}, &quot;uris&quot;: [&quot;http://www.mendeley.com/documents/?uuid=2cc902fe-47b5-4a75-942d-98c446cd5130&quot;]}], &quot;mendeley&quot;: {&quot;formattedCitation&quot;: &quot;(Boivin &lt;i&gt;et al.&lt;/i&gt;, 2020)&quot;, &quot;plainTextFormattedCitation&quot;: &quot;(Boivin et al., 2020)&quot;, &quot;previouslyFormattedCitation&quot;: &quot;(Boivin &lt;i&gt;et al.&lt;/i&gt;, 2020)&quot;}, &quot;properties&quot;: {&quot;noteIndex&quot;: 0}, &quot;schema&quot;: &quot;https://github.com/citation-style-language/schema/raw/master/csl-citation.json&quot;} RND1mGQcC7eKi"/><text:span text:style-name="T35">⁠</text:span></text:p>
      <text:p text:style-name="P27"><text:span text:style-name="T35">- </text:span><text:span text:style-name="T36">I will want to use the same set of clones for each inoculation, but don’t want them to evolve if my inoculations are staggered between sets of reps. I could cryopreserve clones in glycerol then re-incubate and re-mix my strain mix to the same final density and (equal) ratios. Or I could cryopreserve a sample from the first clone mixture, but the danger is the ratios of different strains change during the extended time in this mixture making it too different from before.</text:span></text:p>
      <text:p text:style-name="P31"/>
      <text:p text:style-name="P30"><text:span text:style-name="T36">P</text:span><text:span text:style-name="T35">rocess clover plants</text:span></text:p>
      <text:p text:style-name="P29"><text:span text:style-name="T35">- </text:span><text:span text:style-name="T37">Photograph plants</text:span><text:span text:style-name="T35"> </text:span></text:p>
      <text:p text:style-name="P32">- Cut off all nodules, count for each plant, and record number and weight.</text:p>
      <text:p text:style-name="P33">- Sterilise outside of nodules then crush in TY solution.</text:p>
      <text:p text:style-name="P33">- Plate dilutions of nodule solution (6-10 reps per plant) and incubate at 28C for 4 days.</text:p>
      <text:p text:style-name="P33">- For 12 plants with 6 replicates, that’s 72 plates assuming say 6 serial dilutions fit on a single plate.</text:p>
      <text:p text:style-name="P33">- Count colonies after 4 days</text:p>
      <text:p text:style-name="P33">- Wash soil off that is attached to roots and vortex roots in solution. This is the “rhizosphere” sample.</text:p>
      <text:p text:style-name="P28"><text:span text:style-name="T35">- </text:span><text:span text:style-name="T37">Again, plate rhizosphere isolates solution and count colonies after 4 days incubation.</text:span></text:p>
      <text:p text:style-name="P34">- Dry out plants in oven for two days then weigh.</text:p>
      <text:p text:style-name="P34"/>
      <text:p text:style-name="P36">Process soil microcosms</text:p>
      <text:p text:style-name="P34">- Vortex soil sample in solution, filter and plate. Count colonies as above. </text:p>
      <text:p text:style-name="P35"/>
      <text:p text:style-name="P5">Questions</text:p>
      <text:p text:style-name="P20">- How long can I leave between autoclaving my microcosms and inoculating them?</text:p>
      <text:p text:style-name="P22">- How can I stagger my inoculations without affecting the structure of my artificial community?</text:p>
      <text:p text:style-name="P22">- <text:span text:style-name="T38">Will differences in densities of bacteria released from nodules, rhizosphere and bulk soil and thus applied to colony-count plates affect (errors of) relative fitness measurements? How will this affect between-environment comparisons?</text:span></text:p>
      <text:p text:style-name="P22"><text:soft-page-break/></text:p>
      <text:p text:style-name="P26"><text:s/></text:p>
      <text:section text:style-name="Sect1" text:name="ADDIN Mendeley Bibliography CSL_BIBLIOGRAPHY  RND6eTBbujVI5">
        <text:p text:style-name="P40">Boivin, S. <text:span text:style-name="T22">et al.</text:span> (2020) ‘Host-specific competitiveness to form nodules in Rhizobium leguminosarum symbiovar viciae’, <text:span text:style-name="T22">New Phytologist</text:span>, 226(2), pp. 555–568. doi: 10.1111/nph.16392.</text:p>
        <text:p text:style-name="P40">Burghardt, L. T. <text:span text:style-name="T22">et al.</text:span> (2018) ‘Select and resequence reveals relative fitness of bacteria in symbiotic and free-living environments’, <text:span text:style-name="T22">Proceedings of the National Academy of Sciences of the United States of America</text:span>, 115(10), pp. 2425–2430. doi: 10.1073/pnas.1714246115.</text:p>
        <text:p text:style-name="P40">Mendoza-Suárez, M. A. <text:span text:style-name="T22">et al.</text:span> (2020) ‘Optimizing Rhizobium-legume symbioses by simultaneous measurement of rhizobial competitiveness and N2 fixation in nodules’, <text:span text:style-name="T22">Proceedings of the National Academy of Sciences of the United States of America</text:span>, 117(18), pp. 9822–9831. doi: 10.1073/pnas.1921225117.</text:p>
        <text:p text:style-name="P38">Zgadzaj, R. <text:span text:style-name="T22">et al.</text:span> (2016) ‘Root nodule symbiosis in Lotus japonicus drives the establishment of distinctive rhizosphere, root, and nodule bacterial communities’, <text:span text:style-name="T22">Proceedings of the National Academy of Sciences of the United States of America</text:span>, 113(49), pp. E7996–E8005. doi: 10.1073/pnas.1616564113.</text:p>
      </text:section>
      <text:p text:style-name="P26"><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8T11:39:35.071759838</meta:creation-date>
    <dc:date>2021-02-03T10:51:49.218000450</dc:date>
    <meta:editing-duration>PT1H2M32S</meta:editing-duration>
    <meta:editing-cycles>16</meta:editing-cycles>
    <meta:generator>LibreOffice/6.4.6.2$Linux_X86_64 LibreOffice_project/40$Build-2</meta:generator>
    <meta:document-statistic meta:table-count="0" meta:image-count="0" meta:object-count="0" meta:page-count="3" meta:paragraph-count="66" meta:word-count="1011" meta:character-count="6403" meta:non-whitespace-character-count="5453"/>
    <meta:user-defined meta:name="Mendeley Citation Style_1">http://www.zotero.org/styles/harvard-cite-them-right</meta:user-defined>
    <meta:user-defined meta:name="Mendeley Document_1">True</meta:user-defined>
    <meta:user-defined meta:name="Mendeley Unique User Id_1">150c002e-2bc0-3703-a167-3e19fbca70b9</meta:user-defined>
  </office:meta>
</office:document-meta>
</file>